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E8000001C304D1B93AF50F4B84.png" manifest:media-type="image/png"/>
  <manifest:file-entry manifest:full-path="Pictures/10000001000001E8000001C3A8D08EA5E3E494B8.png" manifest:media-type="image/png"/>
  <manifest:file-entry manifest:full-path="Pictures/10000001000003B900000186567B500FB05A4FB1.png" manifest:media-type="image/png"/>
  <manifest:file-entry manifest:full-path="Pictures/100000010000024B000001382AA084FA3AF51B24.png" manifest:media-type="image/png"/>
  <manifest:file-entry manifest:full-path="Pictures/100000010000038C0000009E1DF5061F393B607F.png" manifest:media-type="image/png"/>
  <manifest:file-entry manifest:full-path="Pictures/1000000100000184000000F5E99B5A1057541D57.png" manifest:media-type="image/png"/>
  <manifest:file-entry manifest:full-path="Pictures/10000001000006E4000003ECBFD035EE41BD938F.png" manifest:media-type="image/png"/>
  <manifest:file-entry manifest:full-path="Pictures/10000001000003820000032E6C0BA28C35E1DF39.png" manifest:media-type="image/png"/>
  <manifest:file-entry manifest:full-path="Pictures/1000000100000780000004384DA3216863F69DFB.png" manifest:media-type="image/png"/>
  <manifest:file-entry manifest:full-path="Pictures/10000001000007800000043894C84238F54ED69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 Mono" svg:font-family="'JetBrains Mono'"/>
    <style:font-face style:name="JetBrains Mono1" svg:font-family="'JetBrains Mono'" style:font-family-generic="modern"/>
    <style:font-face style:name="JetBrains Mono2" svg:font-family="'JetBrains Mono'" style:font-family-generic="modern" style:font-pitch="variable"/>
    <style:font-face style:name="JetBrains Mono3"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moder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modern" style:font-pitch="variable"/>
    <style:font-face style:name="Noto Serif CJK SC1" svg:font-family="'Noto Serif CJK SC'"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udemy sans" svg:font-family="'udemy sans', 'sf pro text', apple-system, BlinkMacSystemFont, Roboto, 'segoe ui', Helvetica, Arial, sans-serif, 'apple color emoji', 'segoe ui emoji', 'segoe ui symbol'"/>
  </office:font-face-decls>
  <office:automatic-styles>
    <style:style style:name="P1" style:family="paragraph" style:parent-style-name="Text_20_body">
      <style:text-properties officeooo:rsid="001d885a" officeooo:paragraph-rsid="001d885a"/>
    </style:style>
    <style:style style:name="P2" style:family="paragraph" style:parent-style-name="Text_20_body">
      <style:text-properties officeooo:paragraph-rsid="001d885a"/>
    </style:style>
    <style:style style:name="P3" style:family="paragraph" style:parent-style-name="Text_20_body">
      <style:text-properties officeooo:paragraph-rsid="001e65ea"/>
    </style:style>
    <style:style style:name="P4" style:family="paragraph" style:parent-style-name="Text_20_body">
      <style:text-properties officeooo:rsid="00220878" officeooo:paragraph-rsid="00220878"/>
    </style:style>
    <style:style style:name="P5" style:family="paragraph" style:parent-style-name="Text_20_body">
      <style:text-properties officeooo:paragraph-rsid="0025dd2f"/>
    </style:style>
    <style:style style:name="P6" style:family="paragraph" style:parent-style-name="Text_20_body">
      <style:text-properties fo:font-variant="normal" fo:text-transform="none" fo:color="#c9211e" loext:opacity="100%" style:font-name="udemy sans" fo:font-size="9pt" fo:letter-spacing="normal" fo:font-style="italic" fo:font-weight="normal" officeooo:rsid="001d885a" officeooo:paragraph-rsid="001d885a" style:font-size-asian="9pt" style:font-style-asian="italic" style:font-size-complex="9pt" style:font-style-complex="italic" loext:padding="0cm" loext:border="none"/>
    </style:style>
    <style:style style:name="P7"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c9211e" loext:opacity="100%" style:font-name="udemy sans" fo:font-size="9pt" fo:letter-spacing="normal" fo:font-style="italic" fo:font-weight="normal" style:font-size-asian="9pt" style:font-style-asian="italic" style:font-size-complex="9pt" style:font-style-complex="italic" loext:padding="0cm" loext:border="none"/>
    </style:style>
    <style:style style:name="P8"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15pt" fo:letter-spacing="normal" fo:font-style="normal" fo:font-weight="normal" loext:padding="0cm" loext:border="none"/>
    </style:style>
    <style:style style:name="P9" style:family="paragraph" style:parent-style-name="Standard">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15pt" fo:letter-spacing="normal" fo:font-style="normal" fo:font-weight="normal" loext:padding="0cm" loext:border="none"/>
    </style:style>
    <style:style style:name="P10" style:family="paragraph" style:parent-style-name="Text_20_body">
      <style:text-properties fo:font-variant="normal" fo:text-transform="none" fo:color="#1c1d1f" loext:opacity="100%" style:font-name="udemy sans" fo:font-size="15pt" fo:letter-spacing="normal" fo:font-style="normal" fo:font-weight="normal" officeooo:paragraph-rsid="003b45b1" loext:padding="0cm" loext:border="none"/>
    </style:style>
    <style:style style:name="P11"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1c1d1f" loext:opacity="100%" style:font-name="udemy sans" fo:font-size="9pt" fo:letter-spacing="normal" fo:font-style="italic" fo:font-weight="normal" style:font-size-asian="9pt" style:font-style-asian="italic" style:font-size-complex="9pt" style:font-style-complex="italic" loext:padding="0cm" loext:border="none"/>
    </style:style>
    <style:style style:name="P12" style:family="paragraph" style:parent-style-name="Standard">
      <style:text-properties fo:font-variant="normal" fo:text-transform="none" fo:color="#cec0fc" loext:opacity="100%" style:font-name="udemy sans" fo:font-size="15pt" fo:letter-spacing="normal" fo:font-style="normal" fo:font-weight="normal" officeooo:rsid="00357911" officeooo:paragraph-rsid="0036fb2c" fo:background-color="#cec0fc" style:font-size-asian="9pt" style:font-size-complex="9pt" loext:padding="0cm" loext:border="none"/>
    </style:style>
    <style:style style:name="P13" style:family="paragraph" style:parent-style-name="Text_20_body">
      <style:text-properties fo:font-variant="normal" fo:text-transform="none" fo:color="#cec0fc" loext:opacity="100%" style:font-name="udemy sans" fo:font-size="15pt" fo:letter-spacing="normal" fo:font-style="normal" fo:font-weight="normal" officeooo:rsid="00357911" officeooo:paragraph-rsid="0036fb2c" fo:background-color="#cec0fc" style:font-size-asian="9pt" style:font-size-complex="9pt" loext:padding="0cm" loext:border="none"/>
    </style:style>
    <style:style style:name="P14" style:family="paragraph" style:parent-style-name="Text_20_body">
      <style:text-properties fo:font-variant="normal" fo:text-transform="none" fo:color="#401b9c" loext:opacity="100%" style:font-name="udemy sans" fo:font-size="15pt" fo:letter-spacing="normal" fo:font-style="normal" fo:font-weight="normal" officeooo:paragraph-rsid="003b45b1" style:font-size-asian="12pt" style:font-style-asian="italic" style:font-size-complex="12pt" style:font-style-complex="italic"/>
    </style:style>
    <style:style style:name="P15" style:family="paragraph" style:parent-style-name="Text_20_body">
      <style:text-properties fo:font-variant="normal" fo:text-transform="none" fo:color="#401b9c" loext:opacity="100%" style:font-name="udemy sans" fo:font-size="12pt" fo:letter-spacing="normal" fo:font-style="italic" fo:font-weight="normal" officeooo:paragraph-rsid="003b45b1" style:font-size-asian="12pt" style:font-style-asian="italic" style:font-size-complex="12pt" style:font-style-complex="italic"/>
    </style:style>
    <style:style style:name="P16" style:family="paragraph" style:parent-style-name="Text_20_body">
      <style:paragraph-properties fo:break-before="page"/>
      <style:text-properties fo:font-variant="normal" fo:text-transform="none" fo:color="#401b9c" loext:opacity="100%" style:font-name="udemy sans" fo:font-size="12pt" fo:letter-spacing="normal" fo:font-style="italic" fo:font-weight="normal" officeooo:paragraph-rsid="003b45b1" style:font-size-asian="12pt" style:font-style-asian="italic" style:font-size-complex="12pt" style:font-style-complex="italic"/>
    </style:style>
    <style:style style:name="P17" style:family="paragraph" style:parent-style-name="Text_20_body">
      <style:text-properties fo:font-variant="normal" fo:text-transform="none" fo:color="#401b9c" loext:opacity="100%" style:font-name="udemy sans" fo:font-size="12pt" fo:letter-spacing="normal" fo:font-style="italic" fo:font-weight="normal" officeooo:rsid="0042116f" officeooo:paragraph-rsid="0042116f" style:font-size-asian="12pt" style:font-style-asian="italic" style:font-size-complex="12pt" style:font-style-complex="italic"/>
    </style:style>
    <style:style style:name="P18" style:family="paragraph" style:parent-style-name="Text_20_body">
      <style:text-properties fo:font-variant="normal" fo:text-transform="none" fo:color="#2a6099" loext:opacity="100%" style:font-name="udemy sans" fo:font-size="15pt" fo:letter-spacing="normal" fo:font-style="normal" style:text-underline-style="none" fo:font-weight="normal" officeooo:paragraph-rsid="003cae20" style:font-size-asian="12pt" style:font-style-asian="italic" style:font-size-complex="12pt" style:font-style-complex="italic" loext:padding="0cm" loext:border="none"/>
    </style:style>
    <style:style style:name="P19"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fo:color="#2a6099" loext:opacity="100%" style:font-name="udemy sans" fo:font-size="15pt" fo:letter-spacing="normal" fo:font-style="normal" style:text-underline-style="none" fo:font-weight="normal" loext:padding="0cm" loext:border="none"/>
    </style:style>
    <style:style style:name="P20" style:family="paragraph" style:parent-style-name="Text_20_body">
      <style:text-properties fo:font-variant="normal" fo:text-transform="none" fo:color="#2a6099" loext:opacity="100%" style:font-name="udemy sans" fo:font-size="15pt" fo:letter-spacing="normal" fo:font-style="normal" style:text-underline-style="none" fo:font-weight="normal" officeooo:paragraph-rsid="003b45b1" loext:padding="0cm" loext:border="none"/>
    </style:style>
    <style:style style:name="P21"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9pt" fo:letter-spacing="normal" fo:font-style="italic" fo:font-weight="normal" style:font-size-asian="9pt" style:font-style-asian="italic" style:font-size-complex="9pt" style:font-style-complex="italic" loext:padding="0cm" loext:border="none"/>
    </style:style>
    <style:style style:name="P22"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9pt" fo:letter-spacing="normal" fo:font-style="italic" style:text-underline-style="none" fo:font-weight="normal" style:font-size-asian="9pt" style:font-style-asian="italic" style:font-size-complex="9pt" style:font-style-complex="italic" loext:padding="0cm" loext:border="none"/>
    </style:style>
    <style:style style:name="P23" style:family="paragraph" style:parent-style-name="Text_20_body">
      <style:text-properties fo:font-variant="normal" fo:text-transform="none" style:use-window-font-color="true" loext:opacity="0%" style:font-name="udemy sans" fo:font-size="9pt" fo:letter-spacing="normal" fo:font-style="italic" style:text-underline-style="none" fo:font-weight="normal" officeooo:paragraph-rsid="003d5044" style:font-size-asian="9pt" style:font-style-asian="italic" style:font-size-complex="9pt" style:font-style-complex="italic" loext:padding="0cm" loext:border="none"/>
    </style:style>
    <style:style style:name="P24" style:family="paragraph" style:parent-style-name="Text_20_body">
      <style:text-properties fo:font-variant="normal" fo:text-transform="none" style:use-window-font-color="true" loext:opacity="0%" style:font-name="udemy sans" fo:font-size="9pt" fo:letter-spacing="normal" fo:font-style="normal" style:text-underline-style="none" fo:font-weight="normal" officeooo:rsid="0042116f" officeooo:paragraph-rsid="0042116f" style:font-size-asian="9pt" style:font-style-asian="italic" style:font-size-complex="9pt" style:font-style-complex="italic" loext:padding="0cm" loext:border="none"/>
    </style:style>
    <style:style style:name="P25"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variant="normal" fo:text-transform="none" style:use-window-font-color="true" loext:opacity="0%" style:font-name="udemy sans" fo:font-size="9pt" fo:letter-spacing="normal" fo:font-style="normal" style:text-underline-style="none" fo:font-weight="normal" style:font-size-asian="9pt" style:font-size-complex="9pt" loext:padding="0cm" loext:border="none"/>
    </style:style>
    <style:style style:name="P26" style:family="paragraph" style:parent-style-name="Text_20_body">
      <style:paragraph-properties fo:break-before="page"/>
      <style:text-properties fo:font-variant="normal" fo:text-transform="none" style:use-window-font-color="true" loext:opacity="0%" style:font-name="udemy sans" fo:font-size="12pt" fo:letter-spacing="normal" fo:font-style="normal" fo:font-weight="normal" officeooo:rsid="0042116f" officeooo:paragraph-rsid="0042116f" style:font-size-asian="12pt" style:font-style-asian="normal" style:font-size-complex="12pt" style:font-style-complex="normal"/>
    </style:style>
    <style:style style:name="P27" style:family="paragraph" style:parent-style-name="Text_20_body">
      <style:text-properties officeooo:rsid="00288941" officeooo:paragraph-rsid="00288941"/>
    </style:style>
    <style:style style:name="P28" style:family="paragraph" style:parent-style-name="Text_20_body">
      <style:text-properties officeooo:paragraph-rsid="00288941"/>
    </style:style>
    <style:style style:name="P29" style:family="paragraph" style:parent-style-name="Standard">
      <style:text-properties officeooo:rsid="002de917" officeooo:paragraph-rsid="002de917"/>
    </style:style>
    <style:style style:name="P30" style:family="paragraph" style:parent-style-name="Text_20_body">
      <style:text-properties officeooo:rsid="002b0646" officeooo:paragraph-rsid="002b0646"/>
    </style:style>
    <style:style style:name="P31" style:family="paragraph" style:parent-style-name="Text_20_body">
      <style:paragraph-properties fo:break-before="page"/>
      <style:text-properties officeooo:rsid="002b0646" officeooo:paragraph-rsid="002b0646"/>
    </style:style>
    <style:style style:name="P32" style:family="paragraph" style:parent-style-name="Text_20_body">
      <style:text-properties officeooo:paragraph-rsid="002b0646"/>
    </style:style>
    <style:style style:name="P33" style:family="paragraph" style:parent-style-name="Text_20_body">
      <style:text-properties officeooo:rsid="002fab06" officeooo:paragraph-rsid="002fab06"/>
    </style:style>
    <style:style style:name="P34" style:family="paragraph" style:parent-style-name="Standard">
      <style:text-properties style:use-window-font-color="true" loext:opacity="0%" style:font-name="JetBrains Mono3" fo:font-size="10pt" fo:font-style="normal" fo:font-weight="normal" officeooo:rsid="002de917" officeooo:paragraph-rsid="002de917" style:font-size-asian="10pt" style:font-style-asian="normal" style:font-weight-asian="normal"/>
    </style:style>
    <style:style style:name="P35" style:family="paragraph" style:parent-style-name="Text_20_body">
      <style:text-properties officeooo:paragraph-rsid="002fab06"/>
    </style:style>
    <style:style style:name="P36" style:family="paragraph" style:parent-style-name="Text_20_body">
      <style:text-properties fo:font-size="9pt" officeooo:rsid="002fab06" officeooo:paragraph-rsid="002fab06" style:font-size-asian="9pt" style:font-size-complex="9pt"/>
    </style:style>
    <style:style style:name="P37" style:family="paragraph" style:parent-style-name="Text_20_body">
      <style:text-properties fo:font-size="9pt" officeooo:rsid="002fab06" officeooo:paragraph-rsid="002ff94d" style:font-size-asian="9pt" style:font-size-complex="9pt"/>
    </style:style>
    <style:style style:name="P38" style:family="paragraph" style:parent-style-name="Text_20_body">
      <style:paragraph-properties fo:break-before="page"/>
      <style:text-properties fo:font-size="9pt" officeooo:rsid="002fab06" officeooo:paragraph-rsid="002ff94d" style:font-size-asian="9pt" style:font-size-complex="9pt"/>
    </style:style>
    <style:style style:name="P39" style:family="paragraph" style:parent-style-name="Text_20_body">
      <style:text-properties fo:font-size="9pt" officeooo:rsid="002fab06" officeooo:paragraph-rsid="00302248" style:font-size-asian="9pt" style:font-size-complex="9pt"/>
    </style:style>
    <style:style style:name="P40" style:family="paragraph" style:parent-style-name="Standard">
      <style:text-properties fo:font-size="9pt" officeooo:rsid="00357911" officeooo:paragraph-rsid="0036fb2c" style:font-size-asian="9pt" style:font-size-complex="9pt"/>
    </style:style>
    <style:style style:name="P41" style:family="paragraph" style:parent-style-name="Text_20_body">
      <style:text-properties fo:font-size="9pt" officeooo:rsid="00357911" officeooo:paragraph-rsid="002fab06" style:font-size-asian="9pt" style:font-size-complex="9pt"/>
    </style:style>
    <style:style style:name="P42"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size="9pt" fo:font-style="italic" style:font-size-asian="9pt" style:font-style-asian="italic" style:font-size-complex="9pt" style:font-style-complex="italic"/>
    </style:style>
    <style:style style:name="P43"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fo:font-size="9pt" fo:font-style="italic" officeooo:paragraph-rsid="003ab090" style:font-size-asian="9pt" style:font-style-asian="italic" style:font-size-complex="9pt" style:font-style-complex="italic"/>
    </style:style>
    <style:style style:name="P44" style:family="paragraph" style:parent-style-name="Text_20_body">
      <style:text-properties officeooo:paragraph-rsid="00357911"/>
    </style:style>
    <style:style style:name="P45" style:family="paragraph" style:parent-style-name="Standard">
      <style:text-properties fo:color="#c9211e" loext:opacity="100%" fo:font-size="9pt" officeooo:rsid="002fab06" officeooo:paragraph-rsid="00302248" style:font-size-asian="9pt" style:font-size-complex="9pt"/>
    </style:style>
    <style:style style:name="P46" style:family="paragraph" style:parent-style-name="Text_20_body">
      <style:text-properties fo:color="#c9211e" loext:opacity="100%" fo:font-size="9pt" officeooo:rsid="002fab06" officeooo:paragraph-rsid="00302248" style:font-size-asian="9pt" style:font-size-complex="9pt"/>
    </style:style>
    <style:style style:name="P47" style:family="paragraph" style:parent-style-name="Standard">
      <style:text-properties officeooo:rsid="001c39aa" officeooo:paragraph-rsid="0036fb2c"/>
    </style:style>
    <style:style style:name="P48" style:family="paragraph" style:parent-style-name="Standard">
      <style:text-properties officeooo:paragraph-rsid="0036fb2c"/>
    </style:style>
    <style:style style:name="P49" style:family="paragraph" style:parent-style-name="Text_20_body">
      <style:text-properties officeooo:paragraph-rsid="003a954f"/>
    </style:style>
    <style:style style:name="P50"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officeooo:paragraph-rsid="003ab090"/>
    </style:style>
    <style:style style:name="P51" style:family="paragraph" style:parent-style-name="Text_20_body">
      <style:paragraph-properties fo:margin-left="0cm" fo:margin-right="0cm" fo:margin-top="0cm" fo:margin-bottom="0cm" style:contextual-spacing="false" fo:orphans="60" fo:widows="2" fo:text-indent="0cm" style:auto-text-indent="false" fo:padding="0cm" fo:border="none"/>
    </style:style>
    <style:style style:name="P52" style:family="paragraph" style:parent-style-name="Standard">
      <style:paragraph-properties fo:margin-left="0cm" fo:margin-right="0cm" fo:margin-top="0cm" fo:margin-bottom="0cm" style:contextual-spacing="false" fo:orphans="60" fo:widows="2" fo:text-indent="0cm" style:auto-text-indent="false" fo:padding="0cm" fo:border="none"/>
      <style:text-properties style:font-name="Liberation Serif1" fo:font-size="12pt" fo:font-style="normal" fo:font-weight="normal" officeooo:rsid="003ab090" officeooo:paragraph-rsid="003ab090" style:font-size-asian="12pt" style:font-style-asian="normal" style:font-weight-asian="normal"/>
    </style:style>
    <style:style style:name="P53" style:family="paragraph" style:parent-style-name="Text_20_body">
      <style:paragraph-properties fo:margin-left="0cm" fo:margin-right="0cm" fo:margin-top="0cm" fo:margin-bottom="0cm" style:contextual-spacing="false" fo:orphans="60" fo:widows="2" fo:text-indent="0cm" style:auto-text-indent="false" fo:padding="0cm" fo:border="none"/>
      <style:text-properties style:font-name="Liberation Serif1" fo:font-size="12pt" fo:font-style="normal" fo:font-weight="normal" officeooo:rsid="003ab090" officeooo:paragraph-rsid="003ab090" style:font-size-asian="12pt" style:font-style-asian="normal" style:font-weight-asian="normal"/>
    </style:style>
    <style:style style:name="P54" style:family="paragraph" style:parent-style-name="Text_20_body">
      <style:text-properties officeooo:paragraph-rsid="003b45b1"/>
    </style:style>
    <style:style style:name="P55" style:family="paragraph" style:parent-style-name="Text_20_body">
      <style:text-properties officeooo:paragraph-rsid="0042116f"/>
    </style:style>
    <style:style style:name="P56" style:family="paragraph" style:parent-style-name="Standard">
      <style:text-properties officeooo:paragraph-rsid="0046ac35"/>
    </style:style>
    <style:style style:name="P57" style:family="paragraph" style:parent-style-name="Standard">
      <loext:graphic-properties draw:fill="solid" draw:fill-color="#2b2b2b"/>
      <style:paragraph-properties fo:background-color="#2b2b2b" fo:padding="0cm" fo:border="none" style:shadow="none"/>
      <style:text-properties officeooo:paragraph-rsid="0046ac35"/>
    </style:style>
    <style:style style:name="P58" style:family="paragraph" style:parent-style-name="Text_20_body">
      <style:text-properties officeooo:paragraph-rsid="0046ac35"/>
    </style:style>
    <style:style style:name="P59" style:family="paragraph" style:parent-style-name="Heading_20_1">
      <style:text-properties officeooo:rsid="001d885a" officeooo:paragraph-rsid="001d885a"/>
    </style:style>
    <style:style style:name="P60" style:family="paragraph" style:parent-style-name="Heading_20_1">
      <style:paragraph-properties fo:break-before="page"/>
      <style:text-properties officeooo:rsid="002fab06" officeooo:paragraph-rsid="002fab06"/>
    </style:style>
    <style:style style:name="P61" style:family="paragraph" style:parent-style-name="Heading_20_1">
      <style:paragraph-properties fo:break-before="page"/>
    </style:style>
    <style:style style:name="P62" style:family="paragraph" style:parent-style-name="Heading_20_1">
      <style:paragraph-properties fo:break-before="page"/>
      <style:text-properties officeooo:rsid="003a954f" officeooo:paragraph-rsid="003a954f"/>
    </style:style>
    <style:style style:name="P63" style:family="paragraph" style:parent-style-name="Heading_20_1">
      <style:paragraph-properties fo:break-before="page"/>
      <style:text-properties officeooo:rsid="003b45b1" officeooo:paragraph-rsid="003b45b1"/>
    </style:style>
    <style:style style:name="P64" style:family="paragraph" style:parent-style-name="Heading_20_1">
      <style:paragraph-properties fo:break-before="page"/>
      <style:text-properties officeooo:rsid="0046ac35" officeooo:paragraph-rsid="0046ac35"/>
    </style:style>
    <style:style style:name="P65" style:family="paragraph" style:parent-style-name="Heading_20_2">
      <style:text-properties officeooo:rsid="001e65ea" officeooo:paragraph-rsid="001e65ea"/>
    </style:style>
    <style:style style:name="P66" style:family="paragraph" style:parent-style-name="Heading_20_2">
      <style:paragraph-properties fo:break-before="page"/>
      <style:text-properties officeooo:rsid="0025dd2f" officeooo:paragraph-rsid="0025dd2f"/>
    </style:style>
    <style:style style:name="P67" style:family="paragraph" style:parent-style-name="Heading_20_2">
      <style:paragraph-properties fo:break-before="page"/>
      <style:text-properties officeooo:rsid="00288941" officeooo:paragraph-rsid="00288941"/>
    </style:style>
    <style:style style:name="P68" style:family="paragraph" style:parent-style-name="Standard" style:list-style-name="L3">
      <style:text-properties officeooo:rsid="002de917" officeooo:paragraph-rsid="002de917"/>
    </style:style>
    <style:style style:name="P69" style:family="paragraph" style:parent-style-name="Standard" style:list-style-name="L3">
      <style:text-properties style:use-window-font-color="true" loext:opacity="0%" officeooo:rsid="002de917" officeooo:paragraph-rsid="002de917"/>
    </style:style>
    <style:style style:name="P70" style:family="paragraph" style:parent-style-name="Text_20_body" style:list-style-name="L1">
      <style:text-properties officeooo:paragraph-rsid="001d885a"/>
    </style:style>
    <style:style style:name="P71" style:family="paragraph" style:parent-style-name="Text_20_body" style:list-style-name="L1">
      <style:text-properties officeooo:rsid="001d885a" officeooo:paragraph-rsid="001d885a"/>
    </style:style>
    <style:style style:name="P72" style:family="paragraph" style:parent-style-name="Text_20_body" style:list-style-name="L1">
      <style:text-properties officeooo:rsid="001d885a" officeooo:paragraph-rsid="001e65ea"/>
    </style:style>
    <style:style style:name="P73" style:family="paragraph" style:parent-style-name="Text_20_body" style:list-style-name="L1">
      <style:text-properties officeooo:rsid="001e65ea" officeooo:paragraph-rsid="001e65ea"/>
    </style:style>
    <style:style style:name="P74" style:family="paragraph" style:parent-style-name="Text_20_body" style:list-style-name="L1">
      <style:text-properties officeooo:rsid="0022312f" officeooo:paragraph-rsid="0022312f"/>
    </style:style>
    <style:style style:name="P75" style:family="paragraph" style:parent-style-name="Text_20_body" style:list-style-name="L1">
      <style:text-properties officeooo:rsid="00220878" officeooo:paragraph-rsid="00220878"/>
    </style:style>
    <style:style style:name="P76" style:family="paragraph" style:parent-style-name="Text_20_body" style:list-style-name="L1">
      <style:text-properties officeooo:rsid="0023ed55" officeooo:paragraph-rsid="0023ed55"/>
    </style:style>
    <style:style style:name="P77" style:family="paragraph" style:parent-style-name="Text_20_body" style:list-style-name="L2">
      <style:text-properties officeooo:rsid="00288941" officeooo:paragraph-rsid="00288941"/>
    </style:style>
    <style:style style:name="P78" style:family="paragraph" style:parent-style-name="Text_20_body" style:list-style-name="L3">
      <style:text-properties officeooo:rsid="002de917" officeooo:paragraph-rsid="002de917"/>
    </style:style>
    <style:style style:name="P79" style:family="paragraph" style:parent-style-name="Text_20_body" style:list-style-name="L3">
      <style:text-properties style:use-window-font-color="true" loext:opacity="0%" officeooo:paragraph-rsid="002de917"/>
    </style:style>
    <style:style style:name="P80" style:family="paragraph" style:parent-style-name="Text_20_body" style:list-style-name="L4">
      <style:text-properties officeooo:rsid="002fab06" officeooo:paragraph-rsid="002fab06"/>
    </style:style>
    <style:style style:name="P81" style:family="paragraph" style:parent-style-name="Text_20_body">
      <style:text-properties officeooo:paragraph-rsid="0046ac35"/>
    </style:style>
    <style:style style:name="P82" style:family="paragraph" style:parent-style-name="Text_20_body">
      <style:text-properties officeooo:rsid="0047a3f5" officeooo:paragraph-rsid="0047a3f5"/>
    </style:style>
    <style:style style:name="P83" style:family="paragraph" style:parent-style-name="Text_20_body">
      <style:text-properties officeooo:rsid="0046ac35" officeooo:paragraph-rsid="0046ac35"/>
    </style:style>
    <style:style style:name="P84" style:family="paragraph">
      <style:paragraph-properties style:text-autospace="none"/>
    </style:style>
    <style:style style:name="P85" style:family="paragraph">
      <loext:graphic-properties draw:fill="solid" draw:fill-color="#666666"/>
      <style:paragraph-properties style:text-autospace="none" style:writing-mode="lr-tb"/>
      <style:text-properties fo:font-size="12pt"/>
    </style:style>
    <style:style style:name="P86" style:family="paragraph">
      <loext:graphic-properties draw:fill="solid" draw:fill-color="#729fcf"/>
      <style:paragraph-properties style:text-autospace="none" style:writing-mode="lr-tb"/>
      <style:text-properties fo:font-size="12pt"/>
    </style:style>
    <style:style style:name="P87" style:family="paragraph">
      <loext:graphic-properties draw:fill="solid" draw:fill-color="#729fcf"/>
      <style:paragraph-properties style:writing-mode="lr-tb"/>
    </style:style>
    <style:style style:name="P88" style:family="paragraph">
      <loext:graphic-properties draw:fill="none" draw:fill-color="#ffffff"/>
      <style:paragraph-properties style:writing-mode="lr-tb"/>
    </style:style>
    <style:style style:name="P89" style:family="paragraph">
      <loext:graphic-properties draw:fill="none" draw:fill-color="#ffffff"/>
      <style:paragraph-properties style:text-autospace="none" style:writing-mode="lr-tb"/>
      <style:text-properties fo:font-size="12pt"/>
    </style:style>
    <style:style style:name="P90" style:family="paragraph">
      <loext:graphic-properties draw:fill="solid" draw:fill-color="#dddddd"/>
      <style:paragraph-properties style:text-autospace="none" style:writing-mode="lr-tb"/>
      <style:text-properties fo:font-size="12pt"/>
    </style:style>
    <style:style style:name="P91" style:family="paragraph">
      <loext:graphic-properties draw:fill="solid" draw:fill-color="#dddddd"/>
      <style:paragraph-properties style:text-autospace="none" style:writing-mode="lr-tb"/>
      <style:text-properties fo:color="#000000" loext:opacity="100%" fo:font-size="12pt"/>
    </style:style>
    <style:style style:name="P92" style:family="paragraph">
      <loext:graphic-properties draw:fill="solid" draw:fill-color="#cccccc"/>
      <style:paragraph-properties style:writing-mode="lr-tb"/>
    </style:style>
    <style:style style:name="T1" style:family="text">
      <style:text-properties officeooo:rsid="001e65ea"/>
    </style:style>
    <style:style style:name="T2" style:family="text">
      <style:text-properties officeooo:rsid="001d885a"/>
    </style:style>
    <style:style style:name="T3" style:family="text">
      <style:text-properties officeooo:rsid="001fcd3c"/>
    </style:style>
    <style:style style:name="T4" style:family="text">
      <style:text-properties officeooo:rsid="0022312f"/>
    </style:style>
    <style:style style:name="T5" style:family="text">
      <style:text-properties officeooo:rsid="0025dd2f"/>
    </style:style>
    <style:style style:name="T6" style:family="text">
      <style:text-properties officeooo:rsid="002be9ee"/>
    </style:style>
    <style:style style:name="T7" style:family="text">
      <style:text-properties officeooo:rsid="002de917"/>
    </style:style>
    <style:style style:name="T8" style:family="text">
      <style:text-properties style:font-name="JetBrains Mono3" fo:font-size="10pt" fo:font-style="normal" fo:font-weight="normal" style:font-size-asian="10pt" style:font-style-asian="normal" style:font-weight-asian="normal"/>
    </style:style>
    <style:style style:name="T9" style:family="text">
      <style:text-properties style:font-name="JetBrains Mono3" fo:font-size="10pt" fo:font-style="normal" fo:font-weight="normal" officeooo:rsid="002de917" style:font-size-asian="10pt" style:font-style-asian="normal" style:font-weight-asian="normal"/>
    </style:style>
    <style:style style:name="T10" style:family="text">
      <style:text-properties style:font-name="JetBrains Mono3" fo:font-size="10pt" fo:font-style="italic" fo:font-weight="normal" style:font-size-asian="10pt" style:font-style-asian="italic" style:font-weight-asian="normal"/>
    </style:style>
    <style:style style:name="T11" style:family="text">
      <style:text-properties officeooo:rsid="00302248"/>
    </style:style>
    <style:style style:name="T12" style:family="text">
      <style:text-properties fo:color="#c9211e" loext:opacity="100%"/>
    </style:style>
    <style:style style:name="T13" style:family="text">
      <style:text-properties fo:color="#c9211e" loext:opacity="100%" officeooo:rsid="00302248"/>
    </style:style>
    <style:style style:name="T14" style:family="text">
      <style:text-properties fo:color="#c9211e" loext:opacity="100%" fo:font-size="8pt" style:font-size-asian="8pt" style:font-size-complex="8pt"/>
    </style:style>
    <style:style style:name="T15" style:family="text">
      <style:text-properties fo:color="#c9211e" loext:opacity="100%" fo:font-size="8pt" officeooo:rsid="003638e4" style:font-size-asian="8pt" style:font-size-complex="8pt"/>
    </style:style>
    <style:style style:name="T16" style:family="text">
      <style:text-properties fo:color="#c9211e" loext:opacity="100%" style:font-name="Liberation Serif1" fo:font-size="12pt" style:font-size-asian="12pt" style:font-style-asian="normal" style:font-weight-asian="normal"/>
    </style:style>
    <style:style style:name="T17" style:family="text">
      <style:text-properties fo:color="#c9211e" loext:opacity="100%" style:font-name="Liberation Serif1" fo:font-weight="normal" style:font-weight-asian="normal"/>
    </style:style>
    <style:style style:name="T18" style:family="text">
      <style:text-properties officeooo:rsid="00357911"/>
    </style:style>
    <style:style style:name="T19" style:family="text">
      <style:text-properties fo:font-size="9pt" officeooo:rsid="00357911" style:font-size-asian="9pt" style:font-size-complex="9pt"/>
    </style:style>
    <style:style style:name="T20" style:family="text">
      <style:text-properties style:font-name="Liberation Serif1" fo:font-size="12pt" fo:font-style="normal" fo:font-weight="normal" style:font-size-asian="12pt" style:font-style-asian="normal" style:font-weight-asian="normal"/>
    </style:style>
    <style:style style:name="T21" style:family="text">
      <style:text-properties style:font-name="Liberation Serif1" fo:font-size="12pt" fo:font-style="normal" fo:font-weight="normal" officeooo:rsid="003ab090" style:font-size-asian="12pt" style:font-style-asian="normal" style:font-weight-asian="normal"/>
    </style:style>
    <style:style style:name="T22" style:family="text">
      <style:text-properties style:font-name="Liberation Serif1" fo:font-size="12pt" style:font-size-asian="12pt" style:font-style-asian="normal" style:font-weight-asian="normal"/>
    </style:style>
    <style:style style:name="T23" style:family="text">
      <style:text-properties style:font-name="Liberation Serif1" fo:font-weight="normal" style:font-weight-asian="normal"/>
    </style:style>
    <style:style style:name="T24" style:family="text">
      <style:text-properties style:font-name="Liberation Serif1" fo:font-weight="normal" officeooo:rsid="003ab090" style:font-weight-asian="normal"/>
    </style:style>
    <style:style style:name="T25" style:family="text">
      <style:text-properties officeooo:rsid="0038f84c"/>
    </style:style>
    <style:style style:name="T26" style:family="text">
      <style:text-properties officeooo:rsid="003ab090"/>
    </style:style>
    <style:style style:name="T27" style:family="text">
      <style:text-properties fo:font-variant="normal" fo:text-transform="none" fo:color="#1c1d1f" loext:opacity="100%" style:font-name="udemy sans" fo:letter-spacing="normal" fo:font-weight="normal" loext:padding="0cm" loext:border="none"/>
    </style:style>
    <style:style style:name="T28" style:family="text">
      <style:text-properties fo:font-variant="normal" fo:text-transform="none" fo:color="#1c1d1f" loext:opacity="100%" style:font-name="udemy sans" fo:letter-spacing="normal" fo:font-weight="normal" officeooo:rsid="003ab090" loext:padding="0cm" loext:border="none"/>
    </style:style>
    <style:style style:name="T29" style:family="text">
      <style:text-properties fo:font-variant="normal" fo:text-transform="none" fo:color="#2a6099" loext:opacity="100%" style:font-name="udemy sans" fo:font-size="9pt" fo:letter-spacing="normal" fo:font-style="italic" fo:font-weight="normal" officeooo:rsid="00405b73" style:font-size-asian="9pt" style:font-style-asian="italic" style:font-size-complex="9pt" style:font-style-complex="italic" loext:padding="0cm" loext:border="none"/>
    </style:style>
    <style:style style:name="T30" style:family="text">
      <style:text-properties fo:font-variant="normal" fo:text-transform="none" fo:color="#401b9c" loext:opacity="100%" style:font-name="udemy sans" fo:font-size="12pt" fo:letter-spacing="normal" fo:font-style="italic" fo:font-weight="normal" officeooo:rsid="004673a5" style:font-size-asian="12pt" style:font-style-asian="italic" style:font-size-complex="12pt" style:font-style-complex="italic"/>
    </style:style>
    <style:style style:name="T31" style:family="text">
      <style:text-properties fo:font-variant="normal" fo:text-transform="none" style:font-name="apple-system" fo:font-size="12pt" fo:letter-spacing="normal" fo:font-style="normal" style:text-underline-style="solid" style:text-underline-width="auto" style:text-underline-color="font-color" fo:font-weight="normal" fo:background-color="transparent" loext:char-shading-value="0" loext:padding="0cm" loext:border="none"/>
    </style:style>
    <style:style style:name="T32" style:family="text">
      <style:text-properties fo:font-variant="normal" fo:text-transform="none" style:font-name="apple-system" fo:font-size="12pt" fo:letter-spacing="normal" fo:font-style="normal" fo:font-weight="normal"/>
    </style:style>
    <style:style style:name="T33" style:family="text">
      <style:text-properties fo:font-variant="normal" fo:text-transform="none" style:font-name="apple-system" fo:font-size="12pt" fo:letter-spacing="normal" fo:font-style="normal" fo:font-weight="normal" officeooo:rsid="0046ac35"/>
    </style:style>
    <style:style style:name="T34" style:family="text">
      <style:text-properties fo:font-variant="normal" fo:text-transform="none" style:text-line-through-style="none" style:text-line-through-type="none" style:font-name="apple-system" fo:font-size="12pt" fo:letter-spacing="normal" fo:font-style="normal" style:text-underline-style="none" fo:font-weight="normal" style:text-blinking="false" fo:background-color="transparent" loext:char-shading-value="0"/>
    </style:style>
    <style:style style:name="T35" style:family="text">
      <style:text-properties fo:font-variant="normal" fo:text-transform="none" fo:color="#cc7832" loext:opacity="100%" style:font-name="JetBrains Mono" fo:font-size="10pt" fo:letter-spacing="normal" fo:font-style="normal" fo:font-weight="normal" officeooo:rsid="0046ac35" style:font-size-asian="10pt" style:font-style-asian="normal" style:font-weight-asian="normal"/>
    </style:style>
    <style:style style:name="T36" style:family="text">
      <style:text-properties officeooo:rsid="003be86f"/>
    </style:style>
    <style:style style:name="T37" style:family="text">
      <style:text-properties style:text-underline-style="none"/>
    </style:style>
    <style:style style:name="T38" style:family="text">
      <style:text-properties officeooo:rsid="00405b73"/>
    </style:style>
    <style:style style:name="T39" style:family="text">
      <style:text-properties officeooo:rsid="0043c606"/>
    </style:style>
    <style:style style:name="T40" style:family="text">
      <style:text-properties fo:color="#6a8759" loext:opacity="100%" style:font-name="JetBrains Mono3" fo:font-size="10pt" fo:font-style="normal" fo:font-weight="normal" style:font-size-asian="10pt" style:font-style-asian="normal" style:font-weight-asian="normal"/>
    </style:style>
    <style:style style:name="T41" style:family="text">
      <style:text-properties fo:color="#808080" loext:opacity="100%" style:font-name="JetBrains Mono3" fo:font-size="10pt" fo:font-style="normal" fo:font-weight="normal" style:font-size-asian="10pt" style:font-style-asian="normal" style:font-weight-asian="normal"/>
    </style:style>
    <style:style style:name="T42" style:family="text">
      <style:text-properties officeooo:rsid="0046ac35"/>
    </style:style>
    <style:style style:name="T43" style:family="text">
      <style:text-properties officeooo:rsid="0047a3f5"/>
    </style:style>
    <style:style style:name="T44" style:family="text">
      <style:text-properties fo:color="#cc7832" loext:opacity="100%" style:font-name="JetBrains Mono1" fo:font-size="10pt" style:font-name-asian="JetBrains Mono1" style:font-size-asian="10pt" style:font-name-complex="JetBrains Mono1" style:font-size-complex="10pt"/>
    </style:style>
    <style:style style:name="T45" style:family="text">
      <style:text-properties fo:color="#a9b7c6" loext:opacity="100%" style:font-name="JetBrains Mono1" fo:font-size="10pt" style:font-name-asian="JetBrains Mono1" style:font-size-asian="10pt" style:font-name-complex="JetBrains Mono1" style:font-size-complex="10pt"/>
    </style:style>
    <style:style style:name="T46" style:family="text">
      <style:text-properties fo:color="#6a8759" loext:opacity="100%" style:font-name="JetBrains Mono1" fo:font-size="10pt" style:font-name-asian="JetBrains Mono1" style:font-size-asian="10pt" style:font-name-complex="JetBrains Mono1" style:font-size-complex="10pt"/>
    </style:style>
    <style:style style:name="T47" style:family="text">
      <style:text-properties fo:color="#bbb529" loext:opacity="100%" style:font-name="JetBrains Mono1" fo:font-size="10pt" style:font-name-asian="JetBrains Mono1" style:font-size-asian="10pt" style:font-name-complex="JetBrains Mono1" style:font-size-complex="10pt"/>
    </style:style>
    <style:style style:name="T48" style:family="text">
      <style:text-properties fo:color="#9876aa" loext:opacity="100%" style:font-name="JetBrains Mono1" fo:font-size="10pt" fo:font-style="italic" style:font-name-asian="JetBrains Mono1" style:font-size-asian="10pt" style:font-style-asian="italic" style:font-name-complex="JetBrains Mono1" style:font-size-complex="10pt" style:font-style-complex="italic"/>
    </style:style>
    <style:style style:name="T49" style:family="text">
      <style:text-properties fo:color="#9876aa" loext:opacity="100%" style:font-name="JetBrains Mono1" fo:font-size="10pt" style:font-name-asian="JetBrains Mono1" style:font-size-asian="10pt" style:font-name-complex="JetBrains Mono1" style:font-size-complex="10pt"/>
    </style:style>
    <style:style style:name="T50" style:family="text">
      <style:text-properties fo:color="#ffc66d" loext:opacity="100%" style:font-name="JetBrains Mono1" fo:font-size="10pt" style:font-name-asian="JetBrains Mono1" style:font-size-asian="10pt" style:font-name-complex="JetBrains Mono1" style:font-size-complex="10pt"/>
    </style:style>
    <style:style style:name="T51" style:family="text">
      <style:text-properties fo:color="#808080" loext:opacity="100%" style:font-name="JetBrains Mono1" fo:font-size="10pt" style:font-name-asian="JetBrains Mono1" style:font-size-asian="10pt" style:font-name-complex="JetBrains Mono1" style:font-size-complex="10pt"/>
    </style:style>
    <style:style style:name="T52" style:family="text">
      <style:text-properties fo:color="#000000" loext:opacity="100%" style:font-name="JetBrains Mono1" fo:font-size="10pt" style:font-name-asian="JetBrains Mono1" style:font-size-asian="10pt" style:font-name-complex="JetBrains Mono1" style:font-size-complex="10pt"/>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solid" draw:fill-color="#666666" fo:min-height="4.978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729fcf" fo:min-height="5.48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729fcf" fo:min-height="2.879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729fcf" fo:min-height="3.537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729fcf" fo:min-height="5.52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729fcf" fo:min-height="7.791cm" fo:margin-left="0cm" fo:margin-right="0cm" fo:margin-top="0cm" fo:margin-bottom="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729fcf" fo:min-height="4.04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13.15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10.776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solid" draw:fill-color="#729fcf" fo:min-height="1.53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solid" draw:fill-color="#729fcf" fo:min-height="1.3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solid" draw:fill-color="#729fcf" fo:min-height="8.4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solid" draw:fill-color="#729fcf" fo:min-height="4.24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solid" draw:fill-color="#729fcf" fo:min-height="7.2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solid" draw:fill-color="#729fcf" fo:min-height="5.5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solid" draw:fill-color="#dddddd" fo:min-height="8.632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solid" draw:fill-color="#dddddd" fo:min-height="5.89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solid" draw:fill-color="#cccccc" fo:min-height="4.8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solid" draw:fill-color="#cccccc" fo:min-height="3.35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9" text:outline-level="1">Section 7 Web Development with Spring MVC</text:h>
      <text:p text:style-name="P2"/>
      <text:h text:style-name="P65" text:outline-level="2">Lesson 98 – Create a Recipe Project using Spring boot</text:h>
      <text:p text:style-name="P3"/>
      <text:p text:style-name="P3"><text:a xlink:type="simple" xlink:href="../../Courses/UdemyCourses/SpringFramework5_Beginner_to_Guru/Section7_WebDevelopmentWithSpringMVC/AssignmentCreateRecipeProject.pdf" text:style-name="Internet_20_link" text:visited-style-name="Visited_20_Internet_20_Link"><text:span text:style-name="T3">Assignment link</text:span></text:a></text:p>
      <text:p text:style-name="P3"><text:a xlink:type="simple" xlink:href="../../../../../TheGit&amp;GithubBootcamp/SWTM-2088_Atlassian-Git-Cheatsheet.pdf" text:style-name="Internet_20_link" text:visited-style-name="Visited_20_Internet_20_Link"><text:span text:style-name="T4">Git Cheatsheet</text:span></text:a></text:p>
      <text:p text:style-name="P2"/>
      <text:p text:style-name="P2"><draw:frame draw:style-name="fr1" draw:name="Frame1" text:anchor-type="paragraph" svg:x="0.549cm" svg:y="-0.076cm" svg:width="15.52cm" draw:z-index="0"><draw:text-box fo:min-height="3.357cm"><text:p text:style-name="Drawing"><draw:frame text:anchor-type="paragraph" draw:z-index="1" draw:name="Shape1" draw:style-name="gr19" draw:text-style-name="P92" svg:width="15.519cm" svg:height="3.356cm" svg:x="0cm" svg:y="0cm"><draw:text-box><text:p>• Use Spring Initializr to create a new Spring Boot project</text:p><text:p>• Use Spring Boot v2</text:p><text:p>• Add “DevTools” (under core)</text:p><text:p>• Add “Web” (Under Web)</text:p><text:p>• Add “Thymeleaf” (Under Template Engines)</text:p><text:p>• Add JPA and H2 (Under SQL)</text:p></draw:text-box></draw:frame>Drawing <text:sequence text:ref-name="refDrawing0" text:name="Drawing" text:formula="ooow:Drawing+1" style:num-format="1">1</text:sequence>: assignment</text:p></draw:text-box></draw:frame></text:p>
      <text:p text:style-name="P2"/>
      <text:p text:style-name="P2"/>
      <text:p text:style-name="P2"/>
      <text:p text:style-name="P2"/>
      <text:list xml:id="list1164052599" text:style-name="L1">
        <text:list-item>
          <text:p text:style-name="P71">I created a Maven project using <text:a xlink:type="simple" xlink:href="https://start.spring.io/" text:style-name="Internet_20_link" text:visited-style-name="Visited_20_Internet_20_Link">https://start.spring.io/</text:a></text:p>
          <text:list>
            <text:list-item>
              <text:p text:style-name="P71">java -. maven – 2.7.8 - </text:p>
            </text:list-item>
            <text:list-item>
              <text:p text:style-name="P71">&lt;groupId&gt;guru.springframework&lt;/groupId&gt;</text:p>
            </text:list-item>
            <text:list-item>
              <text:p text:style-name="P71">&lt;artifactId&gt;recipe&lt;/artifactId&gt;</text:p>
            </text:list-item>
            <text:list-item>
              <text:p text:style-name="P71"><text:tab/>&lt;name&gt;recipe&lt;/name&gt;</text:p>
            </text:list-item>
            <text:list-item>
              <text:p text:style-name="P71"><text:tab/>&lt;description&gt;A Spring Boot Recipe Project&lt;/description&gt;</text:p>
            </text:list-item>
          </text:list>
        </text:list-item>
      </text:list>
      <text:p text:style-name="P1"/>
      <text:p text:style-name="P1"><draw:frame draw:style-name="fr5" draw:name="Image1" text:anchor-type="char" svg:width="17cm" svg:height="9.562cm" draw:z-index="2"><draw:image xlink:href="Pictures/10000001000007800000043894C84238F54ED695.png" xlink:type="simple" xlink:show="embed" xlink:actuate="onLoad" draw:mime-type="image/png"/></draw:frame><text:soft-page-break/></text:p>
      <text:p text:style-name="P1"/>
      <text:p text:style-name="P1"/>
      <text:p text:style-name="P1"/>
      <text:list xml:id="list112942081271086" text:continue-numbering="true" text:style-name="L1">
        <text:list-item>
          <text:p text:style-name="P72">Named my project folder same as artifactId – recipe</text:p>
        </text:list-item>
        <text:list-item>
          <text:p text:style-name="P73">extracted contents to the project’s current location.</text:p>
        </text:list-item>
        <text:list-item>
          <text:p text:style-name="P70"><text:span text:style-name="T2">made it a git </text:span><text:span text:style-name="T1">reposotory,a README.md,</text:span><text:span text:style-name="T2">created a master branch and an .gitignore file</text:span></text:p>
          <text:list>
            <text:list-header>
              <text:p text:style-name="P71">&gt; git init</text:p>
              <text:p text:style-name="P71">&gt;git switch -c master</text:p>
            </text:list-header>
            <text:list-item>
              <text:p text:style-name="P74">&gt; add and commit changes</text:p>
            </text:list-item>
            <text:list-item>
              <text:p text:style-name="P74">&gt; git add .</text:p>
            </text:list-item>
            <text:list-item>
              <text:p text:style-name="P74">&gt; git commit -m “add recipe project”</text:p>
            </text:list-item>
          </text:list>
        </text:list-item>
        <text:list-item>
          <text:p text:style-name="P73">created a new github Repository named spring-5-recipy-app.</text:p>
        </text:list-item>
      </text:list>
      <text:p text:style-name="P4"><text:tab/> <text:s text:c="4"/>&gt; git remote add origin <text:a xlink:type="simple" xlink:href="mailto:git@github.com" text:style-name="Internet_20_link" text:visited-style-name="Visited_20_Internet_20_Link">git@github.com</text:a>:roloje777/spring5-recipe-app.git</text:p>
      <text:p text:style-name="P4"><text:tab/><text:tab/>Note I used ssh as its set not to ask passwords everytime</text:p>
      <text:list xml:id="list112941327903530" text:continue-numbering="true" text:style-name="L1">
        <text:list-item>
          <text:p text:style-name="P73">Pushed my local master branch to gitub.</text:p>
          <text:list>
            <text:list-header>
              <text:p text:style-name="P75">&gt; git push origin master</text:p>
            </text:list-header>
          </text:list>
        </text:list-item>
        <text:list-item>
          <text:p text:style-name="P76">open project in IDE (IntelliJ) and commit changes to this file</text:p>
        </text:list-item>
      </text:list>
      <text:p text:style-name="P4"/>
      <text:h text:style-name="P66" text:outline-level="2">Lesson 100 – Introduction to Thymeleaf</text:h>
      <text:p text:style-name="P5"/>
      <text:p text:style-name="P5"><text:a xlink:type="simple" xlink:href="../../../../Section7_WebDevelopmentWithSpringMVC/IntroductionToThymeleaf.pdf" text:style-name="Internet_20_link" text:visited-style-name="Visited_20_Internet_20_Link"><text:span text:style-name="T5">Introduction to Thymeleaf</text:span></text:a></text:p>
      <text:p text:style-name="P5"/>
      <text:p text:style-name="P5"><draw:frame text:anchor-type="paragraph" draw:z-index="3" draw:name="Shape2" draw:style-name="gr18" draw:text-style-name="P92" svg:width="10.665cm" svg:height="4.871cm" svg:x="0.111cm" svg:y="0.055cm"><draw:text-box><text:p>&lt;!DOCTYPE html&gt;</text:p><text:p>&lt;html lang="en" xmlns:th="http://www.thymeleaf.org"&gt;</text:p><text:p>&lt;head&gt;</text:p><text:p><text:s text:c="4"/>&lt;meta charset="UTF-8"/&gt;</text:p><text:p><text:s text:c="4"/>&lt;title&gt;Recipe Home&lt;/title&gt;</text:p><text:p>&lt;/head&gt;</text:p><text:p>&lt;body&gt;</text:p><text:p>&lt;h1&gt;My Recipes!&lt;/h1&gt;</text:p><text:p>&lt;/body&gt;</text:p><text:p>&lt;/html&gt;</text:p></draw:text-box></draw:frame></text:p>
      <text:p text:style-name="P1"><text:s/></text:p>
      <text:p text:style-name="P1"/>
      <text:p text:style-name="P1"/>
      <text:p text:style-name="P1"/>
      <text:p text:style-name="P1"/>
      <text:p text:style-name="P1"/>
      <text:p text:style-name="P6">You can see right at the top DOCTYPE html. The second line there,</text:p>
      <text:p text:style-name="P7">you can see that we are declaring an XML namespace for Thymeleaf.</text:p>
      <text:p text:style-name="P1"/>
      <text:p text:style-name="P1"/>
      <text:h text:style-name="P67" text:outline-level="2">Lesson 101 Create Index Page</text:h>
      <text:p text:style-name="P28"/>
      <text:list xml:id="list3733562238" text:style-name="L2">
        <text:list-item>
          <text:p text:style-name="P77">Create a controller</text:p>
        </text:list-item>
      </text:list>
      <text:p text:style-name="P27"/>
      <text:p text:style-name="P27"><draw:frame draw:style-name="fr1" draw:name="Frame3" text:anchor-type="paragraph" svg:x="0.467cm" svg:y="-0.116cm" svg:width="14.395cm" draw:z-index="6"><draw:text-box fo:min-height="8.634cm"><text:p text:style-name="Drawing"><draw:frame text:anchor-type="paragraph" draw:z-index="7" draw:name="Shape4" draw:style-name="gr16" draw:text-style-name="P90" svg:width="14.394cm" svg:height="8.633cm" svg:x="0cm" svg:y="0cm"><draw:text-box><text:p text:style-name="P84"><text:span text:style-name="T52">package guru.springframework.controllers;</text:span><text:span text:style-name="T52"><text:line-break/></text:span><text:span text:style-name="T52"><text:line-break/></text:span><text:span text:style-name="T52">import org.springframework.stereotype.Controller;</text:span><text:span text:style-name="T52"><text:line-break/></text:span><text:span text:style-name="T52">import org.springframework.web.bind.annotation.RequestMapping;</text:span><text:span text:style-name="T52"><text:line-break/></text:span><text:span text:style-name="T52"><text:line-break/></text:span><text:span text:style-name="T52">/*</text:span><text:span text:style-name="T52"><text:line-break/></text:span><text:span text:style-name="T52"> <text:s text:c="3"/>Tells Spring that this is a Bean</text:span><text:span text:style-name="T52"><text:line-break/></text:span><text:span text:style-name="T52"> */</text:span><text:span text:style-name="T52"><text:line-break/></text:span><text:span text:style-name="T52">@Controller</text:span><text:span text:style-name="T52"><text:line-break/></text:span><text:span text:style-name="T52">public class IndexController {</text:span><text:span text:style-name="T52"><text:line-break/></text:span><text:span text:style-name="T52"><text:line-break/></text:span><text:span text:style-name="T52"> <text:s text:c="3"/>/*</text:span><text:span text:style-name="T52"><text:line-break/></text:span><text:span text:style-name="T52"> <text:s text:c="7"/>@RequestMapping({"","/","/index"}) is the URL path to the </text:span><text:span text:style-name="T52">index.html page</text:span><text:span text:style-name="T52"><text:line-break/></text:span><text:span text:style-name="T52"> <text:s text:c="6"/>return "index" name must match the actual htm file name</text:span><text:span text:style-name="T52"><text:line-break/></text:span><text:span text:style-name="T52"> <text:s text:c="4"/>*/</text:span><text:span text:style-name="T52"><text:line-break/></text:span><text:span text:style-name="T52"> <text:s text:c="3"/>@RequestMapping({"","/","/index"})</text:span><text:span text:style-name="T52"><text:line-break/></text:span><text:span text:style-name="T52"> <text:s text:c="3"/>public String getIndexPage(){</text:span><text:span text:style-name="T52"><text:line-break/></text:span><text:span text:style-name="T52"> <text:s text:c="7"/>return "index";</text:span><text:span text:style-name="T52"><text:line-break/></text:span><text:span text:style-name="T52"> <text:s text:c="3"/>}</text:span><text:span text:style-name="T52"><text:line-break/></text:span><text:span text:style-name="T52">}</text:span><text:span text:style-name="T45"><text:line-break/></text:span><text:span text:style-name="T45"/></text:p></draw:text-box></draw:frame>Drawing <text:sequence text:ref-name="refDrawing1" text:name="Drawing" text:formula="ooow:Drawing+1" style:num-format="1">2</text:sequence>: IndexController.java</text:p></draw:text-box></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list xml:id="list112941714145545" text:continue-numbering="true" text:style-name="L2">
        <text:list-item>
          <text:p text:style-name="P77">Create the View (index.html)</text:p>
        </text:list-item>
      </text:list>
      <text:p text:style-name="P27"/>
      <text:p text:style-name="P1"><draw:frame draw:style-name="fr1" draw:name="Frame2" text:anchor-type="paragraph" svg:x="0.33cm" svg:y="0.199cm" svg:width="10.134cm" draw:z-index="4"><draw:text-box fo:min-height="5.891cm"><text:p text:style-name="Drawing"><draw:frame text:anchor-type="paragraph" draw:z-index="5" draw:name="Shape3" draw:style-name="gr17" draw:text-style-name="P91" svg:width="10.133cm" svg:height="5.89cm" svg:x="0cm" svg:y="0cm"><draw:text-box><text:p text:style-name="P84"><text:span text:style-name="T52">&lt;!DOCTYPE html&gt;</text:span><text:span text:style-name="T52"><text:line-break/></text:span><text:span text:style-name="T52">&lt;html lang="en" xmlns:th="http://www.thymeleaf.org"&gt;</text:span><text:span text:style-name="T52"><text:line-break/></text:span><text:span text:style-name="T52">&lt;head&gt;</text:span><text:span text:style-name="T52"><text:line-break/></text:span><text:span text:style-name="T52"> <text:s text:c="3"/>&lt;meta charset="UTF-8"/&gt;</text:span><text:span text:style-name="T52"><text:line-break/></text:span><text:span text:style-name="T52"> <text:s text:c="3"/>&lt;title&gt;Recipe Home&lt;/title&gt;</text:span><text:span text:style-name="T52"><text:line-break/></text:span><text:span text:style-name="T52">&lt;/head&gt;</text:span><text:span text:style-name="T52"><text:line-break/></text:span><text:span text:style-name="T52">&lt;body&gt;</text:span><text:span text:style-name="T52"><text:line-break/></text:span><text:span text:style-name="T52">&lt;h1&gt;My Recipes!&lt;/h1&gt;</text:span><text:span text:style-name="T52"><text:line-break/></text:span><text:span text:style-name="T52">&lt;/body&gt;</text:span><text:span text:style-name="T52"><text:line-break/></text:span><text:span text:style-name="T52">&lt;/html&gt;</text:span></text:p></draw:text-box></draw:frame>Drawing <text:sequence text:ref-name="refDrawing2" text:name="Drawing" text:formula="ooow:Drawing+1" style:num-format="1">3</text:sequence>: ./resources/templates/index.html</text:p></draw:text-box></draw:frame><text:s text:c="3"/></text:p>
      <text:p text:style-name="P1"/>
      <text:p text:style-name="P1"/>
      <text:p text:style-name="P1"/>
      <text:p text:style-name="P1"/>
      <text:p text:style-name="P1"/>
      <text:p text:style-name="P1"/>
      <text:p text:style-name="P1"/>
      <text:p text:style-name="P1"/>
      <text:p text:style-name="P1"/>
      <text:p text:style-name="P1"/>
      <text:p text:style-name="P31">Lesson 132 One to One JPA Relationship</text:p>
      <text:p text:style-name="P30"/>
      <text:p text:style-name="P32"><text:a xlink:type="simple" xlink:href="https://github.com/roloje777/spring5-recipe-app/tree/one-to-one-jpa" text:style-name="Internet_20_link" text:visited-style-name="Visited_20_Internet_20_Link"><text:span text:style-name="T6">one-to-one-jpa branch</text:span></text:a></text:p>
      <text:p text:style-name="P30"/>
      <text:p text:style-name="P30"><draw:frame draw:style-name="fr3" draw:name="Frame4" text:anchor-type="char" svg:width="10.839cm" draw:z-index="8"><draw:text-box fo:min-height="9.825cm"><text:p text:style-name="Figure"><draw:frame draw:style-name="fr7" draw:name="Image2" text:anchor-type="paragraph" svg:width="10.839cm" style:rel-width="100%" svg:height="9.825cm" style:rel-height="scale" draw:z-index="9"><draw:image xlink:href="Pictures/10000001000003820000032E6C0BA28C35E1DF39.png" xlink:type="simple" xlink:show="embed" xlink:actuate="onLoad" draw:mime-type="image/png"/></draw:frame>Figure <text:sequence text:ref-name="refFigure0" text:name="Figure" text:formula="ooow:Figure+1" style:num-format="1">1</text:sequence>: Model / Domain taken <text:s/>from Gui interface for example</text:p></draw:text-box></draw:frame><text:s text:c="4"/></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draw:frame draw:style-name="fr3" draw:name="Frame5" text:anchor-type="char" svg:width="17cm" draw:z-index="10"><draw:text-box fo:min-height="9.675cm"><text:p text:style-name="Figure"><draw:frame draw:style-name="fr7" draw:name="Image3" text:anchor-type="paragraph" svg:width="17cm" style:rel-width="100%" svg:height="9.675cm" style:rel-height="scale" draw:z-index="11"><draw:image xlink:href="Pictures/10000001000006E4000003ECBFD035EE41BD938F.png" xlink:type="simple" xlink:show="embed" xlink:actuate="onLoad" draw:mime-type="image/png"/></draw:frame>Figure <text:sequence text:ref-name="refFigure1" text:name="Figure" text:formula="ooow:Figure+1" style:num-format="1">2</text:sequence>: Entity Diagram using JDL-Studio</text:p></draw:text-box></draw:frame><text:soft-page-break/><text:s text:c="3"/></text:p>
      <text:p text:style-name="P30"/>
      <text:p text:style-name="P30">In this lesson we will map the one-to-one relationship between the Recipe and the Notes entities that are classes (objects) in Java.</text:p>
      <text:p text:style-name="P30">Note that the owner in the relationship is the recipe and the cascading is set to all.</text:p>
      <text:p text:style-name="P30">Also it is using a bi -directional relationship,.</text:p>
      <text:p text:style-name="P30"/>
      <text:p text:style-name="P30"><draw:frame text:anchor-type="paragraph" draw:z-index="12" draw:name="Shape5" draw:style-name="gr15" draw:text-style-name="P87" svg:width="16.74cm" svg:height="5.522cm" svg:x="0.097cm" svg:y="0.639cm"><draw:text-box><text:p>Types of Relationships</text:p><text:p>•</text:p><text:p>Many to One - @ManyToOne</text:p><text:p>•</text:p><text:p>•</text:p><text:p>The inverse relationship of One to Many</text:p><text:p>Many to Many - @ManyToMany</text:p><text:p>• Many entities are related to many entities</text:p><text:p>• Each has a List or Set reference to the other</text:p><text:p>• A join table is used to define the relationships</text:p></draw:text-box></draw:frame><text:s text:c="2"/></text:p>
      <text:p text:style-name="P30"/>
      <text:p text:style-name="P30"/>
      <text:p text:style-name="P30"/>
      <text:p text:style-name="P30"/>
      <text:p text:style-name="P30"/>
      <text:p text:style-name="P30"/>
      <text:p text:style-name="P30"/>
      <text:p text:style-name="P30"/>
      <text:p text:style-name="P30"/>
      <text:p text:style-name="P31"><draw:frame text:anchor-type="paragraph" draw:z-index="13" draw:name="Shape6" draw:style-name="gr14" draw:text-style-name="P87" svg:width="16.89cm" svg:height="7.226cm" svg:x="0.042cm" svg:y="0.448cm"><draw:text-box><text:p>Unidirectional vs Bidirectional</text:p><text:p>•</text:p><text:p>Unidirectional is one-way</text:p><text:p>•</text:p><text:p>•</text:p><text:p>Mapping is only done one way. One side of the</text:p><text:p>relationship will not know about the other</text:p><text:p>Bidirectional is two way</text:p><text:p>• Both sides know about each other</text:p><text:p>• Generally recommended to use Bidirectional, since you</text:p><text:p>can navigate the object graph in either direction</text:p></draw:text-box></draw:frame><text:s/></text:p>
      <text:p text:style-name="P30"/>
      <text:p text:style-name="P30"/>
      <text:p text:style-name="P30"/>
      <text:p text:style-name="P30"/>
      <text:p text:style-name="P30"/>
      <text:p text:style-name="P30"/>
      <text:p text:style-name="P30"/>
      <text:p text:style-name="P30"/>
      <text:p text:style-name="P30"/>
      <text:p text:style-name="P30"><text:s/></text:p>
      <text:p text:style-name="P30"><draw:frame text:anchor-type="paragraph" draw:z-index="14" draw:name="Shape7" draw:style-name="gr13" draw:text-style-name="P87" svg:width="15.809cm" svg:height="4.246cm" svg:x="0.123cm" svg:y="-0.122cm"><draw:text-box><text:p>“Owning Side”</text:p><text:p>• The Owning side in the relationship will hold the</text:p><text:p>foreign key in the database</text:p><text:p>• One to One is the side where the foreign key is</text:p><text:p>specified</text:p><text:p>• OneToMany and ManyToOne is the ‘Many’ side</text:p><text:p>• ‘mappedBy’ is used to define the field with “owns” the</text:p><text:p>reference of the relationship</text:p></draw:text-box></draw:frame></text:p>
      <text:p text:style-name="P30"/>
      <text:p text:style-name="P30"/>
      <text:p text:style-name="P30"/>
      <text:p text:style-name="P30"/>
      <text:p text:style-name="P30"/>
      <text:p text:style-name="P30"><draw:frame text:anchor-type="paragraph" draw:z-index="15" draw:name="Shape8" draw:style-name="gr12" draw:text-style-name="P87" svg:width="16.026cm" svg:height="8.453cm" svg:x="0.111cm" svg:y="0.757cm"><draw:text-box><text:p>JPA Cascade Types</text:p><text:p>• JPA Cascade Types Control how state changes are cascaded</text:p><text:p>from parent objects to child objects.</text:p><text:p>• JPA Cascade Types:</text:p><text:p>• PERSIST - Save operations will cascade to related entities</text:p><text:p>• MERGE - related entities are merged when the owning entity</text:p><text:p>is merged</text:p><text:p>• REFRESH - related entities are refreshed when the owning</text:p><text:p>entity is refreshed</text:p><text:p>• REMOVE - Removes all related entities when the</text:p><text:p>owning entity is deleted</text:p><text:p>• DETACH - detaches all related entities if a manual</text:p><text:p>detach occurs</text:p><text:p>• ALL - Applies all the above cascade options</text:p><text:p>By default, no operations are cascaded</text:p></draw:text-box></draw:frame><text:s text:c="2"/></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2"><text:a xlink:type="simple" xlink:href="../../../../Section%208%20JPA%20Data%20Modeling%20with%20Spring%20and%20Hibernate/JPA+Entity+Relationships.pdf" text:style-name="Internet_20_link" text:visited-style-name="Visited_20_Internet_20_Link"><text:span text:style-name="T6">See notes here</text:span></text:a></text:p>
      <text:p text:style-name="P32"/>
      <text:list xml:id="list1034838345" text:style-name="L3">
        <text:list-item>
          <text:p text:style-name="P78">see use of tags when craeting the entities on the object model</text:p>
          <text:list>
            <text:list-item>
              <text:p text:style-name="P78">@Entity – class is an entity</text:p>
            </text:list-item>
            <text:list-item>
              <text:p text:style-name="P78">@ID – primary key for the entity</text:p>
            </text:list-item>
            <text:list-item>
              <text:p text:style-name="P79"><text:span text:style-name="T7">@</text:span><text:span text:style-name="T8">@GeneratedValue(strategy = GenerationType.</text:span><text:span text:style-name="T10">IDENTITY</text:span><text:span text:style-name="T8">) – </text:span><text:span text:style-name="T9">Auto generate a primary key</text:span></text:p>
            </text:list-item>
            <text:list-item>
              <text:p text:style-name="P68">@OneToOne – a One to one relationship</text:p>
            </text:list-item>
            <text:list-item>
              <text:p text:style-name="P69"><text:span text:style-name="T8">@OneToOne(cascade = CascadeType.</text:span><text:span text:style-name="T10">ALL</text:span><text:span text:style-name="T8">) – opne to one relationship set at owner with cascade type set to all</text:span></text:p>
            </text:list-item>
          </text:list>
        </text:list-item>
      </text:list>
      <text:p text:style-name="P34"/>
      <text:p text:style-name="P29"><draw:frame draw:style-name="fr2" draw:name="Frame6" text:anchor-type="char" svg:x="2.655cm" svg:y="0.014cm" svg:width="8.398cm" draw:z-index="16"><draw:text-box fo:min-height="5.302cm"><text:p text:style-name="Figure"><draw:frame draw:style-name="fr7" draw:name="Image4" text:anchor-type="paragraph" svg:width="8.398cm" style:rel-width="100%" svg:height="5.302cm" style:rel-height="scale" draw:z-index="17"><draw:image xlink:href="Pictures/1000000100000184000000F5E99B5A1057541D57.png" xlink:type="simple" xlink:show="embed" xlink:actuate="onLoad" draw:mime-type="image/png"/></draw:frame>Figure <text:sequence text:ref-name="refFigure2" text:name="Figure" text:formula="ooow:Figure+1" style:num-format="1">3</text:sequence>: Note some use model other domain as the package</text:p></draw:text-box></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a xlink:type="simple" xlink:href="https://github.com/roloje777/spring5-recipe-app/commit/bc77418b0c44ccd4eabf193a53a9925e30eaaaad" text:style-name="Internet_20_link" text:visited-style-name="Visited_20_Internet_20_Link">See tha actual POJO entities here, note thje comments etc</text:a></text:p>
      <text:p text:style-name="P29"/>
      <text:p text:style-name="P29"/>
      <text:h text:style-name="P60" text:outline-level="1">Lesson 133 One To Many JPA Relationships</text:h>
      <text:p text:style-name="P35"/>
      <text:p text:style-name="P44"><text:a xlink:type="simple" xlink:href="https://github.com/roloje777/spring5-recipe-app/tree/one-to-many-jpa" office:name="branch one-to-many-jpa" text:style-name="Internet_20_link" text:visited-style-name="Visited_20_Internet_20_Link"><text:span text:style-name="T18">branch one-to-many-jpa</text:span></text:a></text:p>
      <text:p text:style-name="P35"/>
      <text:p text:style-name="P35"><draw:frame draw:style-name="fr4" draw:name="Image5" text:anchor-type="char" svg:x="-0.123cm" svg:y="-0.273cm" svg:width="17cm" svg:height="9.562cm" draw:z-index="18"><draw:image xlink:href="Pictures/1000000100000780000004384DA3216863F69DFB.png" xlink:type="simple" xlink:show="embed" xlink:actuate="onLoad" draw:mime-type="image/png"/></draw:frame><text:s text:c="4"/></text:p>
      <text:p text:style-name="P35"/>
      <text:list xml:id="list714320261" text:style-name="L4">
        <text:list-item>
          <text:p text:style-name="P80">Note changes made for Recipe to Engredient relationship. Its now bi-directional with a </text:p>
        </text:list-item>
      </text:list>
      <text:p text:style-name="P33"><text:tab/><text:tab/>Recipy – Engredient (1 - *) one-to-many. So you will have a collection of recipies in <text:tab/><text:tab/>the Recipe entity </text:p>
      <text:p text:style-name="P33"><draw:frame text:anchor-type="paragraph" draw:z-index="19" draw:name="Text Frame 1" draw:style-name="gr11" draw:text-style-name="P87" svg:width="11.888cm" svg:height="1.4cm" svg:x="1.589cm" svg:y="0.226cm"><draw:text-box><text:p>@OneToMany(cascade = CascadeType.ALL, mappedBy = "recipe")</text:p><text:p>private Set&lt;Ingredient&gt; ingredients;</text:p></draw:text-box></draw:frame></text:p>
      <text:p text:style-name="P33"/>
      <text:p text:style-name="P33"><text:s text:c="15"/></text:p>
      <text:p text:style-name="P33"><text:s text:c="14"/><text:span text:style-name="T14"><text:s/></text:span><text:span text:style-name="T15">mappedBy - The field that owns the relationship. Required unless the relationship is unidirectional.</text:span></text:p>
      <text:list xml:id="list112940779187768" text:continue-numbering="true" text:style-name="L4">
        <text:list-item>
          <text:list>
            <text:list-item>
              <text:p text:style-name="P80">Engredient – Recipe (* - 1) many-to-one – só you will have a Recipy reference variable in the EntityObject</text:p>
            </text:list-item>
          </text:list>
        </text:list-item>
      </text:list>
      <text:p text:style-name="P33"/>
      <text:p text:style-name="P33"><draw:frame text:anchor-type="paragraph" draw:z-index="20" draw:name="Text Frame 2" draw:style-name="gr10" draw:text-style-name="P87" svg:width="11.311cm" svg:height="1.532cm" svg:x="1.453cm" svg:y="-0.265cm"><draw:text-box><text:p><text:s text:c="4"/>@ManyToOne</text:p><text:p><text:s text:c="4"/>private Recipe recipe;</text:p></draw:text-box></draw:frame><text:s text:c="2"/></text:p>
      <text:p text:style-name="P33"/>
      <text:p text:style-name="P33"/>
      <text:p text:style-name="P33"/>
      <text:p text:style-name="P38">Okay, I've gone in and made a small adjustment to the model that we've been looking at. </text:p>
      <text:p text:style-name="P37">So we are going to be looking at one to many and many to one relationships in this video. </text:p>
      <text:p text:style-name="P37">And what I did is we have the Recipe object which is a one-to-many relationship to Ingredient but we want to make this a</text:p>
      <text:p text:style-name="P37">bi-directional relationship. </text:p>
      <text:p text:style-name="P37">So we need to get that mapping back from Ingredient to Recipe and that'll be many-to-one. </text:p>
      <text:p text:style-name="P37">So we're going to go through and set this up so the Recipe is going to be the owner and he will own the relationship</text:p>
      <text:p text:style-name="P37">but Ingredient, we want to be able to navigate back to the Recipe from Ingredient in this case. </text:p>
      <text:p text:style-name="P37">And you can see there the mapping between the the two entities has been updated where between Recipe and Ingredient, we have a</text:p>
      <text:p text:style-name="P37">one-to-many relationship and then Ingredient has a many to one relationship. </text:p>
      <text:p text:style-name="P37">So we're going to go in and configure this now.</text:p>
      <text:p text:style-name="P37">I'll show you how to set it up inside of IntelliJ. </text:p>
      <text:p text:style-name="P37">So I've gone in and I've created the Ingredient object and I have not created anything further. </text:p>
      <text:p text:style-name="P37">So we'll step through creating placeholder in there for UnitOfMeasure which we'll get to in a future video and him as an entity. </text:p>
      <text:p text:style-name="P37">So we're going to use the Entity annotation and then I have a we want to add in a property for the Recipe that he belongs to. </text:p>
      <text:p text:style-name="P37">So now we have this relationship between the two and we want to add in the basic getter and setter. </text:p>
      <text:p text:style-name="P37">I'm going to hold off on that. </text:p>
      <text:p text:style-name="P37">We also want to add in a Long property for id.</text:p>
      <text:p text:style-name="P39">And again we're going to use the strategy, GenerationType IDENTITY which will get generated from the database.</text:p>
      <text:p text:style-name="P39"><text:s/>So now I'm going to go in and add in the getter and setter. </text:p>
      <text:p text:style-name="P39">So this command in, getters and setters, highlight all those.</text:p>
      <text:p text:style-name="P39">So now our Ingredient class is set up and it's going to be set up as an entity in JPA. </text:p>
      <text:p text:style-name="P39">So now we want to modify the Recipe class. </text:p>
      <text:p text:style-name="P39"><draw:frame text:anchor-type="paragraph" draw:z-index="21" draw:name="Text Frame 3" draw:style-name="gr11" draw:text-style-name="P87" svg:width="11.888cm" svg:height="1.4cm" svg:x="-0.055cm" svg:y="-0.081cm"><draw:text-box><text:p>@OneToMany(cascade = CascadeType.ALL, mappedBy = "recipe")</text:p><text:p>private Set&lt;Ingredient&gt; ingredients;</text:p></draw:text-box></draw:frame></text:p>
      <text:p text:style-name="P39"/>
      <text:p text:style-name="P39"/>
      <text:p text:style-name="P39">o we want to annotate this using OneToMany. </text:p>
      <text:p text:style-name="P39">Now we want the Recipe to own this. So now we want to add in a cascade type and it'll persist all operations.</text:p>
      <text:p text:style-name="P39"><text:s/>Now we want to do a mappedBy.</text:p>
      <text:p text:style-name="P45"><text:s/><text:span text:style-name="T20">mappedBy = "recipe"</text:span></text:p>
      <text:p text:style-name="P46">The field that owns the relationship. Required unless the relationship is unidirectional.</text:p>
      <text:p text:style-name="P39">IntelliJ intellisense would come up but in this case we want to say the property on the child class. </text:p>
      <text:p text:style-name="P39">So that's going to be Recipe. </text:p>
      <text:p text:style-name="P39">So that defines the relationship from Recipe class and we're saying that this Recipe will get stored on a property on the child or the set of ingredients on each object of Ingredient is going to be a property called recipe. </text:p>
      <text:p text:style-name="P39">So jump back over here to Chrome. </text:p>
      <text:p text:style-name="P39">That completes this direction of the relationship so from Recipe to Ingredient.<text:span text:style-name="T11">( 1 - * in Recipe Ingredient figure above)</text:span></text:p>
      <text:p text:style-name="P39"><text:s/>So we are getting a set there of ingredients coming back and I'm using set there so I get a unique set of ingredients. </text:p>
      <text:p text:style-name="P39">That's my preferred, some people like to use lists and there's nothing wrong with that but just from experience and something like this, I do prefer to use a Set.</text:p>
      <text:p text:style-name="P39"/>
      <text:p text:style-name="P39"><text:soft-page-break/></text:p>
      <text:p text:style-name="P39"><draw:frame text:anchor-type="paragraph" draw:z-index="22" draw:name="Text Frame 4" draw:style-name="gr10" draw:text-style-name="P87" svg:width="11.311cm" svg:height="1.532cm" svg:x="0.042cm" svg:y="0.236cm"><draw:text-box><text:p><text:s text:c="4"/>@ManyToOne</text:p><text:p><text:s text:c="4"/>private Recipe recipe;</text:p></draw:text-box></draw:frame></text:p>
      <text:p text:style-name="P39"/>
      <text:p text:style-name="P39"/>
      <text:p text:style-name="Text_20_body">Now we need to set up the inverse side of the relationship. </text:p>
      <text:p text:style-name="P39"><text:span text:style-name="T12">We're going to use many-to-one and that establishes the relationship so we do we don't want to do any type of cascade here because obviously, if we delete an ingredient, we don't want that to cascade up and delete the recipe.</text:span> So we want to be able freely</text:p>
      <text:p text:style-name="P36">delete ingredients that are assigned to recipe but not the other way around. So we definitely don't to do the cascading</text:p>
      <text:p text:style-name="P39">here. <text:a xlink:type="simple" xlink:href="../../../../Section%208%20JPA%20Data%20Modeling%20with%20Spring%20and%20Hibernate/JPA+Entity+Relationships.pdf" text:style-name="Internet_20_link" text:visited-style-name="Visited_20_Internet_20_Link"><text:span text:style-name="T13">So that's why it's default action is none. </text:span></text:a></text:p>
      <text:p text:style-name="P39">So just to quickly recap, we defined this recipe, we define this relation to between a recipe and ingredient and it's a bi-directional relationship. I mean we can navigate the object graph from either direction. So a recipe is going to have many ingredients</text:p>
      <text:p text:style-name="P36">while an ingredient will have just one recipe and we define the relationships.</text:p>
      <text:p text:style-name="P36">So if we look at Recipe, we set up a set property and you'll see down here I did that and getters and setters so you'll will see that get checked in. And we are using CascadeType of ALL and saying map by recipe and that is the target property on the Ingredient class. So if we look over at Ingredient, I have a property called recipe and so that defines that direction. Now to define the inverse, we are using the ManyToOne annotation to say that it goes back to a recipe and we are not using any cascade there because we don't want to have any type of delete operation cascade back to the parent object which is recipe.</text:p>
      <text:p text:style-name="P36"/>
      <text:p text:style-name="P35"><text:a xlink:type="simple" xlink:href="https://github.com/roloje777/spring5-recipe-app/commit/c36b2f02885751ec4a133e507851557754ec401b" text:style-name="Internet_20_link" text:visited-style-name="Visited_20_Internet_20_Link"><text:span text:style-name="T19">See changes here</text:span></text:a></text:p>
      <text:p text:style-name="P41"/>
      <text:p text:style-name="P41"/>
      <text:h text:style-name="P61" text:outline-level="1">Lesson 133 + 134 Create one-to-one relationship</text:h>
      <text:p text:style-name="P48"><text:a xlink:type="simple" xlink:href="https://github.com/roloje777/spring5-recipe-app/tree/one-to-one-jpa-assign-review" text:style-name="Internet_20_link" text:visited-style-name="Visited_20_Internet_20_Link"><text:span text:style-name="T25">Branch here</text:span></text:a></text:p>
      <text:p text:style-name="P47"/>
      <text:p text:style-name="P47">Create Unit of Measure Entity</text:p>
      <text:p text:style-name="P47">• Create a unidirectional relationship from</text:p>
      <text:p text:style-name="P47">Ingredient to Unit of Measure</text:p>
      <text:p text:style-name="P47">• DO NOT cascade persistence events from</text:p>
      <text:p text:style-name="P40">Ingredient to Unit of Measure</text:p>
      <text:p text:style-name="P40"><text:s text:c="12"/></text:p>
      <text:p text:style-name="P40"><text:s text:c="46"/></text:p>
      <text:p text:style-name="P40"><draw:frame draw:style-name="fr4" draw:name="Image6" text:anchor-type="char" svg:x="-0.192cm" svg:y="0.256cm" svg:width="11.628cm" svg:height="6.541cm" draw:z-index="23"><draw:image xlink:href="Pictures/1000000100000780000004384DA3216863F69DFB.png" xlink:type="simple" xlink:show="embed" xlink:actuate="onLoad" draw: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draw:frame draw:style-name="fr1" draw:name="Frame7" text:anchor-type="paragraph" svg:x="-0.295cm" svg:y="0.236cm" svg:width="13.328cm" draw:z-index="24"><draw:text-box fo:min-height="10.777cm"><text:p text:style-name="Drawing"><draw:frame text:anchor-type="paragraph" draw:z-index="25" draw:name="Text Frame 5" draw:style-name="gr9" draw:text-style-name="P89" svg:width="13.327cm" svg:height="10.776cm" svg:x="0cm" svg:y="0cm"><draw:text-box><text:p text:style-name="P84"><text:span text:style-name="T47">@Entity</text:span><text:span text:style-name="T47"><text:line-break/></text:span><text:span text:style-name="T44">public class </text:span><text:span text:style-name="T45">Ingredient {</text:span></text:p><text:p text:style-name="P84"><text:span text:style-name="T45">..</text:span></text:p><text:p text:style-name="P84"><text:span text:style-name="T45"><text:s text:c="3"/></text:span><text:span text:style-name="T51">/*</text:span><text:span text:style-name="T51"><text:line-break/></text:span><text:span text:style-name="T51"> <text:s/>FetchType is EAGER by default.</text:span><text:span text:style-name="T51"><text:line-break/></text:span><text:span text:style-name="T51"> <text:s/>This is just a way to show other developers the intent</text:span><text:span text:style-name="T51"><text:line-break/></text:span><text:span text:style-name="T51"> <text:s/>Tells Hibernate I want you to get it every time.</text:span><text:span text:style-name="T51"><text:line-break/></text:span><text:span text:style-name="T51">*/</text:span><text:span text:style-name="T51"><text:line-break/></text:span><text:span text:style-name="T51"> <text:s text:c="2"/></text:span><text:span text:style-name="T47">@OneToOne</text:span><text:span text:style-name="T45">(fetch=FetchType.</text:span><text:span text:style-name="T48">EAGER</text:span><text:span text:style-name="T45">)</text:span><text:span text:style-name="T45"><text:line-break/></text:span><text:span text:style-name="T45"> <text:s text:c="2"/></text:span><text:span text:style-name="T44">private </text:span><text:span text:style-name="T45">UnitOfMeasure </text:span><text:span text:style-name="T49">uom</text:span><text:span text:style-name="T44">;</text:span></text:p><text:p text:style-name="P84"><text:span text:style-name="T44"/></text:p><text:p text:style-name="P84"><text:span text:style-name="T44"/></text:p><text:p text:style-name="P84"><text:span text:style-name="T44">…</text:span></text:p><text:p text:style-name="P84"><text:span text:style-name="T44"/></text:p><text:p text:style-name="P84"><text:span text:style-name="T44">public </text:span><text:span text:style-name="T45">UnitOfMeasure </text:span><text:span text:style-name="T50">getUom</text:span><text:span text:style-name="T45">() {</text:span><text:span text:style-name="T45"><text:line-break/></text:span><text:span text:style-name="T45"> <text:s text:c="3"/></text:span><text:span text:style-name="T44">return </text:span><text:span text:style-name="T49">uom</text:span><text:span text:style-name="T44">;</text:span><text:span text:style-name="T44"><text:line-break/></text:span><text:span text:style-name="T45">}</text:span><text:span text:style-name="T45"><text:line-break/></text:span><text:span text:style-name="T45"><text:line-break/></text:span><text:span text:style-name="T44">public void </text:span><text:span text:style-name="T50">setUom</text:span><text:span text:style-name="T45">(UnitOfMeasure uom) {</text:span><text:span text:style-name="T45"><text:line-break/></text:span><text:span text:style-name="T45"> <text:s text:c="3"/></text:span><text:span text:style-name="T44">this</text:span><text:span text:style-name="T45">.</text:span><text:span text:style-name="T49">uom </text:span><text:span text:style-name="T45">= uom</text:span><text:span text:style-name="T44">;</text:span><text:span text:style-name="T44"><text:line-break/></text:span><text:span text:style-name="T45">}</text:span></text:p></draw:text-box></draw:frame>Drawing <text:sequence text:ref-name="refDrawing3" text:name="Drawing" text:formula="ooow:Drawing+1" style:num-format="1">4</text:sequence>: Ingredient.java</text:p></draw:text-box></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draw:frame draw:style-name="fr1" draw:name="Frame8" text:anchor-type="paragraph" svg:x="0.254cm" svg:y="0.148cm" svg:width="16.233cm" draw:z-index="26"><draw:text-box fo:min-height="13.155cm"><text:p text:style-name="Drawing"><draw:frame text:anchor-type="paragraph" draw:z-index="27" draw:name="Text Frame 6" draw:style-name="gr8" draw:text-style-name="P88" svg:width="16.232cm" svg:height="13.154cm" svg:x="0cm" svg:y="0cm"><draw:text-box><text:p text:style-name="P84"><text:span text:style-name="T44">package </text:span><text:span text:style-name="T45">guru.springframework.domain</text:span><text:span text:style-name="T44">;</text:span><text:span text:style-name="T44"><text:line-break/></text:span><text:span text:style-name="T44"><text:line-break/></text:span><text:span text:style-name="T44">import </text:span><text:span text:style-name="T45">javax.persistence.*</text:span><text:span text:style-name="T44">;</text:span><text:span text:style-name="T44"><text:line-break/></text:span><text:span text:style-name="T44"><text:line-break/></text:span><text:span text:style-name="T47">@Entity</text:span><text:span text:style-name="T47"><text:line-break/></text:span><text:span text:style-name="T44">public class </text:span><text:span text:style-name="T45">UnitOfMeasure {</text:span><text:span text:style-name="T45"><text:line-break/></text:span><text:span text:style-name="T45"><text:line-break/></text:span><text:span text:style-name="T45"> <text:s text:c="3"/></text:span><text:span text:style-name="T47">@Id</text:span><text:span text:style-name="T47"><text:line-break/></text:span><text:span text:style-name="T47"> <text:s text:c="3"/>@GeneratedValue</text:span><text:span text:style-name="T45">(strategy = GenerationType.</text:span><text:span text:style-name="T48">IDENTITY</text:span><text:span text:style-name="T45">)</text:span><text:span text:style-name="T45"><text:line-break/></text:span><text:span text:style-name="T45"> <text:s text:c="3"/></text:span><text:span text:style-name="T44">private </text:span><text:span text:style-name="T45">Long </text:span><text:span text:style-name="T49">id</text:span><text:span text:style-name="T44">;</text:span><text:span text:style-name="T44"><text:line-break/></text:span><text:span text:style-name="T44"> <text:s text:c="3"/>private </text:span><text:span text:style-name="T45">String </text:span><text:span text:style-name="T49">description</text:span><text:span text:style-name="T44">;</text:span><text:span text:style-name="T44"><text:line-break/></text:span><text:span text:style-name="T44"><text:line-break/></text:span><text:span text:style-name="T44"><text:line-break/></text:span><text:span text:style-name="T44"> <text:s text:c="3"/>public </text:span><text:span text:style-name="T45">Long </text:span><text:span text:style-name="T50">getId</text:span><text:span text:style-name="T45">() {</text:span><text:span text:style-name="T45"><text:line-break/></text:span><text:span text:style-name="T45"> <text:s text:c="7"/></text:span><text:span text:style-name="T44">return </text:span><text:span text:style-name="T49">id</text:span><text:span text:style-name="T44">;</text:span><text:span text:style-name="T44"><text:line-break/></text:span><text:span text:style-name="T44"> <text:s text:c="3"/></text:span><text:span text:style-name="T45">}</text:span><text:span text:style-name="T45"><text:line-break/></text:span><text:span text:style-name="T45"><text:line-break/></text:span><text:span text:style-name="T45"> <text:s text:c="3"/></text:span><text:span text:style-name="T44">public void </text:span><text:span text:style-name="T50">setId</text:span><text:span text:style-name="T45">(Long id) {</text:span><text:span text:style-name="T45"><text:line-break/></text:span><text:span text:style-name="T45"> <text:s text:c="7"/></text:span><text:span text:style-name="T44">this</text:span><text:span text:style-name="T45">.</text:span><text:span text:style-name="T49">id </text:span><text:span text:style-name="T45">= id</text:span><text:span text:style-name="T44">;</text:span><text:span text:style-name="T44"><text:line-break/></text:span><text:span text:style-name="T44"> <text:s text:c="3"/></text:span><text:span text:style-name="T45">}</text:span><text:span text:style-name="T45"><text:line-break/></text:span><text:span text:style-name="T45"><text:line-break/></text:span><text:span text:style-name="T45"> <text:s text:c="3"/></text:span><text:span text:style-name="T44">public </text:span><text:span text:style-name="T45">String </text:span><text:span text:style-name="T50">getDescription</text:span><text:span text:style-name="T45">() {</text:span><text:span text:style-name="T45"><text:line-break/></text:span><text:span text:style-name="T45"> <text:s text:c="7"/></text:span><text:span text:style-name="T44">return </text:span><text:span text:style-name="T49">description</text:span><text:span text:style-name="T44">;</text:span><text:span text:style-name="T44"><text:line-break/></text:span><text:span text:style-name="T44"> <text:s text:c="3"/></text:span><text:span text:style-name="T45">}</text:span><text:span text:style-name="T45"><text:line-break/></text:span><text:span text:style-name="T45"><text:line-break/></text:span><text:span text:style-name="T45"> <text:s text:c="3"/></text:span><text:span text:style-name="T44">public void </text:span><text:span text:style-name="T50">setDescription</text:span><text:span text:style-name="T45">(String description) {</text:span><text:span text:style-name="T45"><text:line-break/></text:span><text:span text:style-name="T45"> <text:s text:c="7"/></text:span><text:span text:style-name="T44">this</text:span><text:span text:style-name="T45">.</text:span><text:span text:style-name="T49">description </text:span><text:span text:style-name="T45">= description</text:span><text:span text:style-name="T44">;</text:span><text:span text:style-name="T44"><text:line-break/></text:span><text:span text:style-name="T44"> <text:s text:c="3"/></text:span><text:span text:style-name="T45">}</text:span><text:span text:style-name="T45"><text:line-break/></text:span><text:span text:style-name="T45"><text:line-break/></text:span><text:span text:style-name="T45"><text:line-break/></text:span><text:span text:style-name="T45">}</text:span><text:span text:style-name="T45"><text:line-break/></text:span><text:span text:style-name="T45"/></text:p></draw:text-box></draw:frame>Drawing <text:sequence text:ref-name="refDrawing4" text:name="Drawing" text:formula="ooow:Drawing+1" style:num-format="1">5</text:sequence>: UnitOfMeasure.java</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Okay, we are going to step through the assignment step by step and I'm going to complete the assignment. So what we want to do is create a new entity for UnitOf Measure. We're going to create a unidirectional relationship of one-to-one unidirectional relationship from Ingredient to UnitOfMeasure. We are not going to cascade any persistence events from Ingredient to UnitOfMeasure because we definitely don't want to do that. And just toggle over to Chrome here,</text:p>
      <text:p text:style-name="P8">we are creating that relationship there in the bottom right hand side of Ingredient to UnitOfMeasure. You can see it's set up as a one-way relationship and it's a one-to-one relationship. So we just need to go in and complete this. I'm going to toggle over to IntelliJ now. So I have a bunch of stuff open as usual and I am going to go in and first thing I'm going to do is create a new branch here. I'm going to call that one-to-one-jpa-assign-review and get that in to GitHub for you guys if want to check this in. Now the first thing that we want to do is create this UnitOfMeasure class here. I'm going to come in and I'm cheating it. I copied that to the clipboard and say new Java</text:p>
      <text:p text:style-name="P8">class, paste that in, UnitOfMeasure, say ok, yes and by my erd we have one property, uom String. Let's call that description instead. Now we also want to make this an entity. I'm using the javax persistence Entity annotation and we also want to give it an id value for the database.</text:p>
      <text:p text:style-name="P8">And that property we want to annotate with the Id annotation, then we're also going to use the GeneratedValue and a GenerationType of IDENTITY. So that creates our POJO. I'm going to come in here also hitting command N for getter and</text:p>
      <text:p text:style-name="P8">setter. We're going to generate those. Shift and arrow down to highlight both properties, now you can just hit enter and we see that IntelliJ goes ahead and creates the getters and setters for that. Little ceremonial code that we get to create</text:p>
      <text:p text:style-name="P8">in Java. Now we want to go in and modify our Ingredient class. So I'd already stubbed this out so now we have that property and we do need to set up the getter and setter. So I'm going to come down to the bottom. Do a command N getter</text:p>
      <text:p text:style-name="P8"><text:soft-page-break/>and setter. So now we can access that property okay and now what we want to do is say a one-to-one and I'm going to show you something here. Now I'm pretty sure on the one-to-one, the FetchType is going to be eager but I'm going to</text:p>
      <text:p text:style-name="P8">explicitly do that and I'm just doing that to show you how you can set this FetchType there. So we do want that loaded every time. That is the default behavior but sometimes doing something like this, it's handy to show the intent.</text:p>
      <text:p text:style-name="P8">So you're saying hey I want this as one-to-one and by that way, Hibernate I want you to get it every time. So I want you use the eager fetch type and might not be apparent even though it is the default for somebody else reading the</text:p>
      <text:p text:style-name="P8">code coming behind you, that could be handy for them to trigger in their memory. Yeah, this is going to be retrieved every time from the database.</text:p>
      <text:p text:style-name="P8">So let's double check the assignment. So we created a UnitOfMeasure which we did. We created a unidirectional relationship from Ingredient to UnitOf</text:p>
      <text:p text:style-name="P8">Measure. We did that and we did not to a cascade operation. So just to recap the diagram. So we created the Ingredient, a relationship from Ingredient as a one to one from UnitOfMeasure. And we will do a quick code review of that. So we set up unit to measure, pretty simple POJO here as property of id, description, getters and setters, annotated with the Entity annotation, Id, generated values thing that we're going to get a id value from the database and then Ingredient. We added in that property UnitOfMeasure and we annotated it with the one-to-one annotation. And then inside of IntelliJ, I can come in and say commit directory, adding in the comment, completing assignment and I like to just do optimized imports.</text:p>
      <text:p text:style-name="P8">You can optionally do perform code analysis check to do this. That is the default of IntelliJ. I usually override it to just cleaning up the imports and now we can say go ahead commit and push and that's going to push it up to GitHub where it will be available for you to check out.</text:p>
      <text:p text:style-name="Standard"/>
      <text:p text:style-name="P40"/>
      <text:h text:style-name="P62" text:outline-level="1">Lesson 136 JPA Enumerations</text:h>
      <text:p text:style-name="P49"/>
      <text:p text:style-name="P49"><text:a xlink:type="simple" xlink:href="https://github.com/roloje777/spring5-recipe-app/tree/jpa-enumerations" text:style-name="Internet_20_link" text:visited-style-name="Visited_20_Internet_20_Link"><text:span text:style-name="T26">branch jpa-enumerations</text:span></text:a></text:p>
      <text:p text:style-name="P40"/>
      <text:p text:style-name="P40"><draw:frame draw:style-name="fr4" draw:name="Image7" text:anchor-type="char" svg:x="-0.192cm" svg:y="0.256cm" svg:width="11.628cm" svg:height="6.541cm" draw:z-index="28"><draw:image xlink:href="Pictures/1000000100000780000004384DA3216863F69DFB.png" xlink:type="simple" xlink:show="embed" xlink:actuate="onLoad" draw: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draw:frame draw:style-name="fr1" draw:name="Frame9" text:anchor-type="paragraph" svg:x="0.339cm" svg:y="0.697cm" svg:width="10.433cm" draw:z-index="29"><draw:text-box fo:min-height="4.046cm"><text:p text:style-name="Drawing"><draw:frame text:anchor-type="paragraph" draw:z-index="30" draw:name="Text Frame 7" draw:style-name="gr7" draw:text-style-name="P87" svg:width="10.432cm" svg:height="4.045cm" svg:x="0cm" svg:y="0cm"><draw:text-box><text:p>package guru.springframework.domain;</text:p><text:p/><text:p>public enum Difficulty {</text:p><text:p/><text:p><text:s text:c="4"/>EASY, MODERATE, KIND_OF_HARD, HARD</text:p><text:p>}</text:p></draw:text-box></draw:frame>Drawing <text:sequence text:ref-name="refDrawing5" text:name="Drawing" text:formula="ooow:Drawing+1" style:num-format="1">6</text:sequence>: Dificulty.java</text:p></draw:text-box></draw:frame><text:s text:c="4"/></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draw:frame draw:style-name="fr1" draw:name="Frame10" text:anchor-type="paragraph" svg:x="0.284cm" svg:y="0.146cm" svg:width="10.31cm" draw:z-index="31"><draw:text-box fo:min-height="7.793cm"><text:p text:style-name="Drawing"><draw:frame text:anchor-type="paragraph" draw:z-index="32" draw:name="Text Frame 8" draw:style-name="gr6" draw:text-style-name="P87" svg:width="10.309cm" svg:height="7.792cm" svg:x="0.205cm" svg:y="-0.069cm"><draw:text-box><text:p/><text:p><text:s text:c="4"/><text:span text:style-name="T12">@Enumerated(value=EnumType.ORDINAL)</text:span></text:p><text:p><text:s text:c="4"/>private Difficulty difficulty;</text:p><text:p/><text:p><text:s text:c="5"/>setIngredients(Set&lt;Ingredient&gt; ingredients) {</text:p><text:p><text:s text:c="8"/>this.ingredients = ingredients;</text:p><text:p><text:s text:c="4"/>}</text:p><text:p/><text:p><text:s text:c="4"/>public Difficulty getDifficulty() {</text:p><text:p><text:s text:c="8"/>return difficulty;</text:p><text:p><text:s text:c="4"/>}</text:p><text:p/><text:p><text:s text:c="4"/>public void setDifficulty(Difficulty difficulty) {</text:p><text:p><text:s text:c="8"/>this.difficulty = difficulty;</text:p><text:p><text:s text:c="4"/>}</text:p><text:p>}</text:p></draw:text-box></draw:frame>Drawing <text:sequence text:ref-name="refDrawing6" text:name="Drawing" text:formula="ooow:Drawing+1" style:num-format="1">7</text:sequence>: Recipe.java</text:p></draw:text-box></draw:frame></text:p>
      <text:p text:style-name="P40"><text:s text:c="2"/></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13"/>
      <text:p text:style-name="P12"><text:s/><text:span text:style-name="T22"><text:s text:c="3"/></text:span><text:span text:style-name="T16">@Enumerated(value=EnumType.ORDINAL)</text:span></text:p>
      <text:p text:style-name="Standard"><text:s/><text:span text:style-name="T20"><text:s text:c="4"/>private Difficulty difficulty;</text:span></text:p>
      <text:p text:style-name="P12"/>
      <text:p text:style-name="P11">… is important about how it gets persisted in the database.</text:p>
      <text:p text:style-name="P11">ORDINAL is the default and that's going to get, if you don't specify anything there that is what gets taken and what's going to happen in the database if we do use ORDINAL. Let's bring up difficulty again. It will get persisted as one two and three and that is the default behavior. Now if we use STRING, it's going to get that String value of the enum and persisted as a</text:p>
      <text:p text:style-name="P42"><text:span text:style-name="T27">String. </text:span><text:span text:style-name="T28">(</text:span> <text:span text:style-name="T23">EASY, MODERATE,HARD</text:span><text:span text:style-name="T24">)</text:span></text:p>
      <text:p text:style-name="P43"><text:span text:style-name="T24">ORDINAL will persists as (1,2,3,4) now if you add say (</text:span><text:span text:style-name="T23"> EASY, MODERATE, </text:span><text:span text:style-name="T17">KIND_OF_HARD</text:span><text:span text:style-name="T23">, HARD</text:span><text:span text:style-name="T24">), it will change the persisted value of HARD to 4 and we don’t want that…</text:span></text:p>
      <text:p text:style-name="P53"/>
      <text:p text:style-name="P50"><text:a xlink:type="simple" xlink:href="https://github.com/roloje777/spring5-recipe-app/commit/d26c6b1bd687f6bc9b45d9da0d1d4bc5f5a4401d" text:style-name="Internet_20_link" text:visited-style-name="Visited_20_Internet_20_Link"><text:span text:style-name="T21">see changes here</text:span></text:a></text:p>
      <text:p text:style-name="P52"/>
      <text:p text:style-name="P9"/>
      <text:p text:style-name="P40"/>
      <text:h text:style-name="P63" text:outline-level="1">Lesson 137 Many To Many RelationShip</text:h>
      <text:p text:style-name="P54"/>
      <text:p text:style-name="P54"><text:a xlink:type="simple" xlink:href="https://github.com/roloje777/spring5-recipe-app/tree/many-to-many-jpa-example" text:style-name="Internet_20_link" text:visited-style-name="Visited_20_Internet_20_Link"><text:span text:style-name="T38">many-to-many-jpa-example</text:span></text:a></text:p>
      <text:p text:style-name="P54"/>
      <text:p text:style-name="P54"><draw:frame draw:style-name="fr4" draw:name="Image8" text:anchor-type="char" svg:x="-0.192cm" svg:y="0.256cm" svg:width="11.628cm" svg:height="6.541cm" draw:z-index="33"><draw:image xlink:href="Pictures/1000000100000780000004384DA3216863F69DFB.png" xlink:type="simple" xlink:show="embed" xlink:actuate="onLoad" draw:mime-type="image/png"/></draw:frame><text:s text:c="3"/></text:p>
      <text:p text:style-name="P54"/>
      <text:p text:style-name="P54"/>
      <text:p text:style-name="P54"/>
      <text:p text:style-name="P54"/>
      <text:p text:style-name="P54"/>
      <text:p text:style-name="P54"/>
      <text:p text:style-name="P54"/>
      <text:p text:style-name="P54"/>
      <text:p text:style-name="P54"/>
      <text:p text:style-name="P15">how to set up a bi-directional many to many.<text:span text:style-name="T36">(Recipe – Ingredient)</text:span></text:p>
      <text:p text:style-name="P14">specify a join table. <text:span text:style-name="T36">This will create only one table in the databse for the relationship instead of two tables.</text:span></text:p>
      <text:p text:style-name="P18">we need to do the opposite way and use the inverseJoinColumns.</text:p>
      <text:p text:style-name="P14"><draw:frame draw:style-name="fr1" draw:name="Frame11" text:anchor-type="paragraph" svg:x="0.069cm" svg:y="0.639cm" svg:width="15.699cm" draw:z-index="34"><draw:text-box fo:min-height="5.525cm"><text:p text:style-name="Drawing"><draw:frame text:anchor-type="paragraph" draw:z-index="35" draw:name="Text Frame 9" draw:style-name="gr5" draw:text-style-name="P87" svg:width="15.698cm" svg:height="5.524cm" svg:x="0cm" svg:y="0cm"><draw:text-box><text:p><text:s text:c="4"/>@ManyToMany</text:p><text:p><text:s text:c="4"/>@JoinTable(name = "recipe_category",</text:p><text:p><text:s text:c="8"/>joinColumns = @JoinColumn(name = "recipe_id"),</text:p><text:p><text:s text:c="12"/>inverseJoinColumns = @JoinColumn(name = "category_id"))</text:p><text:p><text:s text:c="4"/>private Set&lt;Category&gt; categories;</text:p></draw:text-box></draw:frame>Drawing <text:sequence text:ref-name="refDrawing7" text:name="Drawing" text:formula="ooow:Drawing+1" style:num-format="1">8</text:sequence>: Recipe.java</text:p></draw:text-box></draw:frame></text:p>
      <text:p text:style-name="P14"/>
      <text:p text:style-name="P15"/>
      <text:p text:style-name="P15"/>
      <text:p text:style-name="P15"/>
      <text:p text:style-name="P15"/>
      <text:p text:style-name="P15"/>
      <text:p text:style-name="P15"/>
      <text:p text:style-name="P15"/>
      <text:p text:style-name="P16"/>
      <text:p text:style-name="P14">So over here I need to tell it mappedBy</text:p>
      <text:p text:style-name="P20"><draw:frame draw:style-name="fr1" draw:name="Frame12" text:anchor-type="paragraph" svg:x="0.083cm" svg:y="0.22cm" svg:width="16cm" draw:z-index="36"><draw:text-box fo:min-height="3.538cm"><text:p text:style-name="Drawing"><draw:frame text:anchor-type="paragraph" draw:z-index="37" draw:name="Text Frame 10" draw:style-name="gr4" draw:text-style-name="P87" svg:width="15.999cm" svg:height="3.537cm" svg:x="0cm" svg:y="0cm"><draw:text-box><text:p>..</text:p><text:p>@ManyToMany(mappedBy = "categories")</text:p><text:p><text:s text:c="4"/>private Set&lt;Recipe&gt; recipes;</text:p></draw:text-box></draw:frame>Drawing <text:sequence text:ref-name="refDrawing8" text:name="Drawing" text:formula="ooow:Drawing+1" style:num-format="1">9</text:sequence>: Category.java</text:p></draw:text-box></draw:frame><text:s text:c="3"/></text:p>
      <text:p text:style-name="P20"/>
      <text:p text:style-name="P20"/>
      <text:p text:style-name="P20"/>
      <text:p text:style-name="P20"/>
      <text:p text:style-name="P20"/>
      <text:p text:style-name="P20">So now I have one table RECIPE_CATEGORY, so rather than</text:p>
      <text:p text:style-name="P19">having two tables</text:p>
      <text:p text:style-name="P10"/>
      <text:p text:style-name="P10"/>
      <text:p text:style-name="P20"><draw:frame draw:style-name="fr5" draw:name="Image9" text:anchor-type="char" svg:width="17cm" svg:height="2.958cm" draw:z-index="38"><draw:image xlink:href="Pictures/100000010000038C0000009E1DF5061F393B607F.png" xlink:type="simple" xlink:show="embed" xlink:actuate="onLoad" draw:mime-type="image/png"/></draw:frame></text:p>
      <text:p text:style-name="P15"><text:s text:c="2"/></text:p>
      <text:p text:style-name="P15"><draw:frame draw:style-name="fr6" draw:name="Image10" text:anchor-type="char" svg:width="15.531cm" svg:height="8.255cm" draw:z-index="39"><draw:image xlink:href="Pictures/100000010000024B000001382AA084FA3AF51B24.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draw:frame draw:style-name="fr5" draw:name="Image11" text:anchor-type="char" svg:width="17cm" svg:height="6.957cm" draw:z-index="40"><draw:image xlink:href="Pictures/10000001000003B900000186567B500FB05A4FB1.png" xlink:type="simple" xlink:show="embed" xlink:actuate="onLoad" draw:mime-type="image/png"/></draw:frame></text:p>
      <text:p text:style-name="P15"/>
      <text:p text:style-name="P23">So what I did is I created a many-to-many relationship and I'm saying</text:p>
      <text:p text:style-name="P23">this is mappedBy categories and this is going to be on the join table from that</text:p>
      <text:p text:style-name="P22">set. So from the other side of the relationship and that categories is</text:p>
      <text:p text:style-name="P22">going to be this property name. Now on this side, I told a join able to name</text:p>
      <text:p text:style-name="P22">the table as recipe category which gives us this value here. That's why it's named</text:p>
      <text:p text:style-name="P22">recipe category, and now I set up to join columns so from this side of the</text:p>
      <text:p text:style-name="P22">relationship, we are going to have a join column called recipe id and on the other</text:p>
      <text:p text:style-name="P21"><text:span text:style-name="T37">side for the categories, we're going to have category i</text:span>d.</text:p>
      <text:p text:style-name="P21"/>
      <text:p text:style-name="P21"/>
      <text:p text:style-name="P51"><text:a xlink:type="simple" xlink:href="https://github.com/roloje777/spring5-recipe-app/commit/7344e3b1a7a85e93c6ccbd84631429461e50e4e9" text:style-name="Internet_20_link" text:visited-style-name="Visited_20_Internet_20_Link"><text:span text:style-name="T29">see changes here</text:span></text:a></text:p>
      <text:p text:style-name="P15"/>
      <text:p text:style-name="P26">Lesson 138 Creating Spring Data Repositories</text:p>
      <text:p text:style-name="P55"><text:a xlink:type="simple" xlink:href="https://github.com/roloje777/spring5-recipe-app/tree/create-spring-data-repositories" text:style-name="Internet_20_link" text:visited-style-name="Visited_20_Internet_20_Link"><text:span text:style-name="T30">create-spring-data-repositories</text:span></text:a></text:p>
      <text:p text:style-name="P17"><draw:frame draw:style-name="fr4" draw:name="Image12" text:anchor-type="char" svg:x="-0.192cm" svg:y="0.256cm" svg:width="11.628cm" svg:height="6.541cm" draw:z-index="41"><draw:image xlink:href="Pictures/1000000100000780000004384DA3216863F69DFB.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24">Now we set up Recipe to cascade down to Notes and Ingredient.</text:p>
      <text:p text:style-name="P25">So all operations between Recipe, so if we do any updates on Recipe and anything</text:p>
      <text:p text:style-name="P25">on the child objects of notes and ingredients of Recipe, those</text:p>
      <text:p text:style-name="P25">will get persisted down through the JPA mapping.</text:p>
      <text:p text:style-name="P25">..</text:p>
      <text:p text:style-name="P25"> We went in and put this cascade all on those relationships.</text:p>
      <text:p text:style-name="P25">So for ingredients and notes, we are using a CascadeType of ALL. So for that,</text:p>
      <text:p text:style-name="P25">we set that up because that Recipe is going to be our primary object and we'd</text:p>
      <text:p text:style-name="P25">probably won't be working with ingredients independently or notes</text:p>
      <text:p text:style-name="P25">independently. </text:p>
      <text:p text:style-name="P25"/>
      <text:p text:style-name="P25"><draw:frame draw:style-name="fr1" draw:name="Frame13" text:anchor-type="paragraph" svg:x="0.055cm" svg:y="0.275cm" svg:width="12.587cm" draw:z-index="42"><draw:text-box fo:min-height="4.115cm"><text:p text:style-name="Drawing"><draw:frame text:anchor-type="paragraph" draw:z-index="43" draw:name="Text Frame 11" draw:style-name="gr3" draw:text-style-name="P86" svg:width="12.299cm" svg:height="2.879cm" svg:x="0.145cm" svg:y="0cm"><draw:text-box><text:p text:style-name="P84"><text:span text:style-name="T47">..</text:span></text:p><text:p text:style-name="P84"><text:span text:style-name="T47">@OneToMany</text:span><text:span text:style-name="T45">(cascade = CascadeType.</text:span><text:span text:style-name="T48">ALL</text:span><text:span text:style-name="T44">, </text:span><text:span text:style-name="T45">mappedBy = </text:span><text:span text:style-name="T46">"recipe"</text:span><text:span text:style-name="T45">)</text:span><text:span text:style-name="T45"><text:line-break/></text:span><text:span text:style-name="T44">private </text:span><text:span text:style-name="T45">Set&lt;Ingredient&gt; </text:span><text:span text:style-name="T49">ingredients</text:span><text:span text:style-name="T44">;</text:span></text:p><text:p text:style-name="P84"><text:span text:style-name="T44"/></text:p><text:p text:style-name="P84"><text:span text:style-name="T44">..</text:span></text:p><text:p text:style-name="P84"><text:span text:style-name="T47">@OneToOne</text:span><text:span text:style-name="T45">(cascade = CascadeType.</text:span><text:span text:style-name="T48">ALL</text:span><text:span text:style-name="T45">)</text:span><text:span text:style-name="T45"><text:line-break/></text:span><text:span text:style-name="T44">private </text:span><text:span text:style-name="T45">Notes </text:span><text:span text:style-name="T49">notes</text:span><text:span text:style-name="T44">;</text:span></text:p></draw:text-box></draw:frame>Drawing <text:sequence text:ref-name="refDrawing9" text:name="Drawing" text:formula="ooow:Drawing+1" style:num-format="1">10</text:sequence>: Recipe.java</text:p></draw:text-box></draw:frame></text:p>
      <text:p text:style-name="P25"/>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4"><text:soft-page-break/>Now Category, that is</text:p>
      <text:p text:style-name="P25">something is going to be maintained independent of Recipe as well as UnitOf</text:p>
      <text:p text:style-name="P25">Measure. We're using that as a reference table. So I don't see a need to set up</text:p>
      <text:p text:style-name="P25">you know to measure either. So what we can do is just set up Spring Data</text:p>
      <text:p text:style-name="P25">repositories for Recipe, Category and UnitOfMeasure.</text:p>
      <text:p text:style-name="P25"/>
      <text:p text:style-name="P25"/>
      <text:p text:style-name="P24"><text:span text:style-name="T39">S</text:span>etting up a Java class called Recipe</text:p>
      <text:p text:style-name="P25">Repository. And this is going to be an interface. I'll say okay there. I'm going to</text:p>
      <text:p text:style-name="P25">add that to Git for you guys and now we're going to use the Spring Data CRUD</text:p>
      <text:p text:style-name="P25">Repository and you can see it takes in two generics there - the T and the ID. So</text:p>
      <text:p text:style-name="P25">the T is going to be the entity type and the ID is going to be the ID type of the</text:p>
      <text:p text:style-name="P25">entity and this way, Spring Data will know how to construct this by using</text:p>
      <text:p text:style-name="P25">reflection and Java generics. So I'm going to go ahead and hit enter there</text:p>
      <text:p text:style-name="P25">and we want to add in the Recipe and everything that we did we used a Long for</text:p>
      <text:p text:style-name="P25">the ID property. So that gives us the crud repository for recipes. Now we need</text:p>
      <text:p text:style-name="P25">to repeat that for UnitOfMeasure and Category.</text:p>
      <text:p text:style-name="P25"/>
      <text:p text:style-name="P25"><draw:frame draw:style-name="fr1" draw:name="Frame14" text:anchor-type="paragraph" svg:x="0.083cm" svg:y="-0.012cm" svg:width="13.395cm" draw:z-index="44"><draw:text-box fo:min-height="5.482cm"><text:p text:style-name="Drawing"><draw:frame text:anchor-type="paragraph" draw:z-index="45" draw:name="Text Frame 12" draw:style-name="gr2" draw:text-style-name="P86" svg:width="13.394cm" svg:height="5.481cm" svg:x="0cm" svg:y="0cm"><draw:text-box><text:p text:style-name="P84"><text:span text:style-name="T44">public interface </text:span><text:span text:style-name="T45">UnitOfMeasureRepository </text:span><text:span text:style-name="T44">extends </text:span><text:span text:style-name="T45">CrudRepository&lt;UnitOfMeasure</text:span><text:span text:style-name="T44">, </text:span><text:span text:style-name="T45">Long&gt; {</text:span><text:span text:style-name="T45"><text:line-break/></text:span><text:span text:style-name="T45">}</text:span></text:p><text:p text:style-name="P84"><text:span text:style-name="T45"/></text:p><text:p text:style-name="P84"><text:span text:style-name="T44">public interface </text:span><text:span text:style-name="T45">RecipeRepository </text:span><text:span text:style-name="T44">extends </text:span><text:span text:style-name="T45">CrudRepository&lt;Recipe</text:span><text:span text:style-name="T44">, </text:span><text:span text:style-name="T45">Long&gt; {</text:span><text:span text:style-name="T45"><text:line-break/></text:span><text:span text:style-name="T45">}</text:span></text:p><text:p text:style-name="P84"><text:span text:style-name="T45"/></text:p><text:p text:style-name="P84"><text:span text:style-name="T44">public interface </text:span><text:span text:style-name="T45">CategoryRepository </text:span><text:span text:style-name="T44">extends </text:span><text:span text:style-name="T45">CrudRepository&lt;Category</text:span><text:span text:style-name="T44">, </text:span><text:span text:style-name="T45">Long&gt; {</text:span><text:span text:style-name="T45"><text:line-break/></text:span><text:span text:style-name="T45">}</text:span></text:p></draw:text-box></draw:frame>Drawing <text:sequence text:ref-name="refDrawing10" text:name="Drawing" text:formula="ooow:Drawing+1" style:num-format="1">11</text:sequence>: Thre three Repository Interfaces that extends Springs CrudRepository</text:p></draw:text-box></draw:frame></text:p>
      <text:p text:style-name="P17"/>
      <text:p text:style-name="P17"/>
      <text:p text:style-name="P17"/>
      <text:p text:style-name="P17"/>
      <text:p text:style-name="P17"/>
      <text:p text:style-name="P17"/>
      <text:p text:style-name="P17"/>
      <text:p text:style-name="P17"/>
      <text:p text:style-name="P17"/>
      <text:p text:style-name="P55"><text:a xlink:type="simple" xlink:href="https://github.com/roloje777/spring5-recipe-app/commit/37be3670000e376d745205fde7a82e4ac1be1fe8" text:style-name="Internet_20_link" text:visited-style-name="Visited_20_Internet_20_Link"><text:span text:style-name="T30">see changes here</text:span></text:a></text:p>
      <text:p text:style-name="P55"/>
      <text:p text:style-name="P55"/>
      <text:h text:style-name="P64" text:outline-level="1">Lesson 139 Database initialization with Spring</text:h>
      <text:p text:style-name="P58"/>
      <text:p text:style-name="P82"><text:a xlink:type="simple" xlink:href="https://github.com/roloje777/spring5-recipe-app/tree/database-initialization" text:style-name="Internet_20_link" text:visited-style-name="Visited_20_Internet_20_Link">Database-initialization</text:a></text:p>
      <text:p text:style-name="P58"><text:span text:style-name="T42">Here we create a data.sql file in the class path “</text:span><text:bookmark text:name="blob-path"/><text:a xlink:type="simple" xlink:href="https://github.com/springframeworkguru/spring5-recipe-app/tree/database-initialization/src" text:style-name="Internet_20_link" text:visited-style-name="Visited_20_Internet_20_Link"><text:span text:style-name="T31">src</text:span></text:a><text:span text:style-name="T32">/</text:span><text:a xlink:type="simple" xlink:href="https://github.com/springframeworkguru/spring5-recipe-app/tree/database-initialization/src/main" text:style-name="Internet_20_link" text:visited-style-name="Visited_20_Internet_20_Link"><text:span text:style-name="T34">main</text:span></text:a><text:span text:style-name="T32">/</text:span><text:a xlink:type="simple" xlink:href="https://github.com/springframeworkguru/spring5-recipe-app/tree/database-initialization/src/main/resources" text:style-name="Internet_20_link" text:visited-style-name="Visited_20_Internet_20_Link"><text:span text:style-name="T34">resources</text:span></text:a><text:span text:style-name="T32">/</text:span><text:span text:style-name="Strong_20_Emphasis"><text:span text:style-name="T32">data.sql” </text:span></text:span><text:span text:style-name="Strong_20_Emphasis"><text:span text:style-name="T33">that Spring boot will use to create a populate the tables</text:span></text:span></text:p>
      <text:p text:style-name="P58"><draw:frame draw:style-name="fr1" draw:name="Frame15" text:anchor-type="paragraph" svg:x="-0.15cm" svg:y="0.513cm" svg:width="11.599cm" draw:z-index="46"><draw:text-box fo:min-height="4.979cm"><text:p text:style-name="Drawing"><draw:frame text:anchor-type="paragraph" draw:z-index="47" draw:name="Text Frame 13" draw:style-name="gr1" draw:text-style-name="P85" svg:width="11.598cm" svg:height="4.978cm" svg:x="0cm" svg:y="0cm"><draw:text-box><text:p text:style-name="P84"><text:span text:style-name="T44">INSERT INTO </text:span><text:span text:style-name="T45">category (description) </text:span><text:span text:style-name="T44">VALUES </text:span><text:span text:style-name="T45">(</text:span><text:span text:style-name="T46">'American'</text:span><text:span text:style-name="T45">);</text:span><text:span text:style-name="T45"><text:line-break/></text:span><text:span text:style-name="T44">INSERT INTO </text:span><text:span text:style-name="T45">category (description) </text:span><text:span text:style-name="T44">VALUES </text:span><text:span text:style-name="T45">(</text:span><text:span text:style-name="T46">'Italian'</text:span><text:span text:style-name="T45">);</text:span><text:span text:style-name="T45"><text:line-break/></text:span><text:span text:style-name="T44">INSERT INTO </text:span><text:span text:style-name="T45">category (description) </text:span><text:span text:style-name="T44">VALUES </text:span><text:span text:style-name="T45">(</text:span><text:span text:style-name="T46">'Mexican'</text:span><text:span text:style-name="T45">);</text:span><text:span text:style-name="T45"><text:line-break/></text:span><text:span text:style-name="T44">INSERT INTO </text:span><text:span text:style-name="T45">category (description) </text:span><text:span text:style-name="T44">VALUES </text:span><text:span text:style-name="T45">(</text:span><text:span text:style-name="T46">'Fast Food'</text:span><text:span text:style-name="T45">);</text:span><text:span text:style-name="T45"><text:line-break/></text:span><text:span text:style-name="T44">INSERT INTO </text:span><text:span text:style-name="T45">unit_of_measure (description) </text:span><text:span text:style-name="T44">VALUES </text:span><text:span text:style-name="T45">(</text:span><text:span text:style-name="T46">'Teaspoon'</text:span><text:span text:style-name="T45">);</text:span><text:span text:style-name="T45"><text:line-break/></text:span><text:span text:style-name="T44">INSERT INTO </text:span><text:span text:style-name="T45">unit_of_measure (description) </text:span><text:span text:style-name="T44">VALUES </text:span><text:span text:style-name="T45">(</text:span><text:span text:style-name="T46">'Tablespoon'</text:span><text:span text:style-name="T45">);</text:span><text:span text:style-name="T45"><text:line-break/></text:span><text:span text:style-name="T44">INSERT INTO </text:span><text:span text:style-name="T45">unit_of_measure (description) </text:span><text:span text:style-name="T44">VALUES </text:span><text:span text:style-name="T45">(</text:span><text:span text:style-name="T46">'Cup'</text:span><text:span text:style-name="T45">);</text:span><text:span text:style-name="T45"><text:line-break/></text:span><text:span text:style-name="T44">INSERT INTO </text:span><text:span text:style-name="T45">unit_of_measure (description) </text:span><text:span text:style-name="T44">VALUES </text:span><text:span text:style-name="T45">(</text:span><text:span text:style-name="T46">'Pinch'</text:span><text:span text:style-name="T45">);</text:span><text:span text:style-name="T45"><text:line-break/></text:span><text:span text:style-name="T44">INSERT INTO </text:span><text:span text:style-name="T45">unit_of_measure (description) </text:span><text:span text:style-name="T44">VALUES </text:span><text:span text:style-name="T45">(</text:span><text:span text:style-name="T46">'Ounce'</text:span><text:span text:style-name="T45">);</text:span></text:p></draw:text-box></draw:frame>Drawing <text:sequence text:ref-name="refDrawing11" text:name="Drawing" text:formula="ooow:Drawing+1" style:num-format="1">12</text:sequence>: data.sql</text:p></draw:text-box></draw:frame><text:span text:style-name="Strong_20_Emphasis"><text:span text:style-name="T33"><text:s text:c="5"/></text:span></text:span></text:p>
      <text:p text:style-name="P58"><text:span text:style-name="Strong_20_Emphasis"><text:span text:style-name="T33"/></text:span></text:p>
      <text:p text:style-name="P58"><text:span text:style-name="Strong_20_Emphasis"><text:span text:style-name="T33"/></text:span></text:p>
      <text:p text:style-name="P58"><text:span text:style-name="Strong_20_Emphasis"><text:span text:style-name="T33"/></text:span></text:p>
      <text:p text:style-name="P58"><text:span text:style-name="Strong_20_Emphasis"><text:span text:style-name="T33"/></text:span></text:p>
      <text:p text:style-name="P58"><text:span text:style-name="Strong_20_Emphasis"><text:span text:style-name="T33"/></text:span></text:p>
      <text:p text:style-name="P58"><text:span text:style-name="Strong_20_Emphasis"><text:span text:style-name="T33"/></text:span></text:p>
      <text:p text:style-name="P58"><text:span text:style-name="Strong_20_Emphasis"><text:span text:style-name="T33"/></text:span></text:p>
      <text:p text:style-name="P58"><text:span text:style-name="Strong_20_Emphasis"><text:span text:style-name="T33">Note, I also had to add the following to the application.properties file, as it through errors if not added.</text:span></text:span></text:p>
      <text:p text:style-name="P58"><text:span text:style-name="Strong_20_Emphasis"><text:span text:style-name="T33">Got from </text:span></text:span><text:a xlink:type="simple" xlink:href="mailto:Q@A" text:style-name="Internet_20_link" text:visited-style-name="Visited_20_Internet_20_Link"><text:span text:style-name="Strong_20_Emphasis"><text:span text:style-name="T33">Q@A</text:span></text:span></text:a></text:p>
      <text:p text:style-name="P57"><text:span text:style-name="Strong_20_Emphasis"><text:span text:style-name="T35">spring.jpa.defer-datasource-initialization</text:span></text:span><text:span text:style-name="T41">=</text:span><text:span text:style-name="T40">true</text:span></text:p>
      <text:p text:style-name="P56"><text:span text:style-name="Strong_20_Emphasis"><text:span text:style-name="T33"/></text:span></text:p>
      <text:p text:style-name="P58"><text:span text:style-name="Strong_20_Emphasis"><text:span text:style-name="T33"/></text:span></text:p>
      <text:p text:style-name="P58"><text:span text:style-name="Strong_20_Emphasis"><text:span text:style-name="T33">Now when I run the application it populates the two tables with that data</text:span></text:span></text:p>
      <text:p text:style-name="P58"><draw:frame draw:style-name="fr4" draw:name="Image13" text:anchor-type="char" svg:x="-0.048cm" svg:y="0.362cm" svg:width="6.869cm" svg:height="6.348cm" draw:z-index="48"><draw:image xlink:href="Pictures/10000001000001E8000001C304D1B93AF50F4B84.png" xlink:type="simple" xlink:show="embed" xlink:actuate="onLoad" draw:mime-type="image/png"/></draw:frame><draw:frame draw:style-name="fr4" draw:name="Image14" text:anchor-type="char" svg:x="9.664cm" svg:y="0.307cm" svg:width="7.049cm" svg:height="6.514cm" draw:z-index="49"><draw:image xlink:href="Pictures/10000001000001E8000001C3A8D08EA5E3E494B8.png" xlink:type="simple" xlink:show="embed" xlink:actuate="onLoad" draw:mime-type="image/png"/></draw:frame><text:span text:style-name="Strong_20_Emphasis"><text:span text:style-name="T33"/></text:span></text:p>
      <text:p text:style-name="P58"><text:span text:style-name="Strong_20_Emphasis"><text:span text:style-name="T33"/></text:span></text:p>
      <text:p text:style-name="P58"><text:span text:style-name="Strong_20_Emphasis"><text:span text:style-name="T33"/></text:span></text:p>
      <text:p text:style-name="P83"><text:s text:c="8"/></text:p>
      <text:p text:style-name="P83"/>
      <text:p text:style-name="P83"/>
      <text:p text:style-name="P83"/>
      <text:p text:style-name="P83"/>
      <text:p text:style-name="P83"/>
      <text:p text:style-name="P83"/>
      <text:p text:style-name="P58"><text:a xlink:type="simple" xlink:href="https://github.com/roloje777/spring5-recipe-app/commit/8cf3c81a61a5d97bd7d0f4970e6b52540908627e" text:style-name="Internet_20_link" text:visited-style-name="Visited_20_Internet_20_Link"><text:span text:style-name="T43">see changes here</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 Mono" svg:font-family="'JetBrains Mono'"/>
    <style:font-face style:name="JetBrains Mono1" svg:font-family="'JetBrains Mono'" style:font-family-generic="modern"/>
    <style:font-face style:name="JetBrains Mono2" svg:font-family="'JetBrains Mono'" style:font-family-generic="modern" style:font-pitch="variable"/>
    <style:font-face style:name="JetBrains Mono3"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moder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modern" style:font-pitch="variable"/>
    <style:font-face style:name="Noto Serif CJK SC1" svg:font-family="'Noto Serif CJK SC'" style:font-family-generic="system" style:font-pitch="variable"/>
    <style:font-face style:name="OpenSymbol" svg:font-family="OpenSymbol" style:font-charset="x-symbol"/>
    <style:font-face style:name="apple-system" svg:font-family="apple-system, BlinkMacSystemFont, 'Segoe UI', 'Noto Sans', Helvetica, Arial, sans-serif, 'Apple Color Emoji', 'Segoe UI Emoji'"/>
    <style:font-face style:name="udemy sans" svg:font-family="'udemy sans', 'sf pro text', apple-system, BlinkMacSystemFont, Roboto, 'segoe ui', Helvetica, Arial, sans-serif, 'apple color emoji', 'segoe ui emoji', 'segoe ui 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pt" fo:country="PT" style:letter-kerning="true" style:font-name-asian="Noto Serif CJK SC1"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1" fo:font-size="12pt" fo:language="pt" fo:country="PT" style:letter-kerning="true" style:font-name-asian="Noto Serif CJK SC1"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Drawing"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1" fo:font-family="'Liberation Serif'" style:font-family-generic="roman" style:font-pitch="variable" fo:font-size="14pt" fo:font-weight="bold" style:font-name-asian="Noto Serif CJK SC1" style:font-family-asian="'Noto Serif CJK SC'" style:font-family-generic-asian="system" style:font-pitch-asian="variable" style:font-size-asian="14pt" style:font-weight-asian="bold" style:font-name-complex="Lohit Devanagari2"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1" fo:font-family="'Liberation Serif'" style:font-family-generic="roman" style:font-pitch="variable" fo:font-size="12pt" fo:font-weight="bold" style:font-name-asian="Noto Serif CJK SC1" style:font-family-asian="'Noto Serif CJK SC'" style:font-family-generic-asian="system" style:font-pitch-asian="variable" style:font-size-asian="12pt" style:font-weight-asian="bold" style:font-name-complex="Lohit Devanagari2"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6T07:01:34.683410558</meta:creation-date>
    <dc:date>2023-02-20T11:29:40.128905787</dc:date>
    <meta:editing-duration>PT2H41M53S</meta:editing-duration>
    <meta:editing-cycles>34</meta:editing-cycles>
    <meta:generator>LibreOffice/7.3.7.2$Linux_X86_64 LibreOffice_project/30$Build-2</meta:generator>
    <meta:document-statistic meta:table-count="0" meta:image-count="14" meta:object-count="0" meta:page-count="23" meta:paragraph-count="209" meta:word-count="2802" meta:character-count="15724" meta:non-whitespace-character-count="12932"/>
  </office:meta>
</office:document-meta>
</file>